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9.703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9.07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1.261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om_iforest_real_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f_numero</text:p>
          </table:table-cell>
          <table:table-cell office:value-type="string" calcext:value-type="string">
            <text:p>nf_item</text:p>
          </table:table-cell>
          <table:table-cell table:style-name="Default" office:value-type="string" calcext:value-type="string">
            <text:p>nf_datahora</text:p>
          </table:table-cell>
          <table:table-cell office:value-type="string" calcext:value-type="string">
            <text:p>nf_timestamp</text:p>
          </table:table-cell>
          <table:table-cell office:value-type="string" calcext:value-type="string">
            <text:p>nf_valor_total</text:p>
          </table:table-cell>
          <table:table-cell office:value-type="string" calcext:value-type="string">
            <text:p>emit_nome</text:p>
          </table:table-cell>
          <table:table-cell office:value-type="string" calcext:value-type="string">
            <text:p>emit_cnpj</text:p>
          </table:table-cell>
          <table:table-cell office:value-type="string" calcext:value-type="string">
            <text:p>emit_bairro</text:p>
          </table:table-cell>
          <table:table-cell office:value-type="string" calcext:value-type="string">
            <text:p>emit_municipio</text:p>
          </table:table-cell>
          <table:table-cell office:value-type="string" calcext:value-type="string">
            <text:p>emit_cep</text:p>
          </table:table-cell>
          <table:table-cell office:value-type="string" calcext:value-type="string">
            <text:p>emit_lat</text:p>
          </table:table-cell>
          <table:table-cell office:value-type="string" calcext:value-type="string">
            <text:p>emit_long</text:p>
          </table:table-cell>
          <table:table-cell office:value-type="string" calcext:value-type="string">
            <text:p>prod_desc</text:p>
          </table:table-cell>
          <table:table-cell office:value-type="string" calcext:value-type="string">
            <text:p>prod_ncm</text:p>
          </table:table-cell>
          <table:table-cell office:value-type="string" calcext:value-type="string">
            <text:p>prod_cfop</text:p>
          </table:table-cell>
          <table:table-cell office:value-type="string" calcext:value-type="string">
            <text:p>prod_quant</text:p>
          </table:table-cell>
          <table:table-cell office:value-type="string" calcext:value-type="string">
            <text:p>prod_unid</text:p>
          </table:table-cell>
          <table:table-cell office:value-type="string" calcext:value-type="string">
            <text:p>prod_valor_unit</text:p>
          </table:table-cell>
          <table:table-cell office:value-type="string" calcext:value-type="string">
            <text:p>prod_valor_total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comentários</text:p>
          </table:table-cell>
          <table:table-cell office:value-type="string" calcext:value-type="string">
            <text:p>importante</text:p>
          </table:table-cell>
        </table:table-row>
        <table:table-row table:style-name="ro1">
          <table:table-cell office:value-type="float" office:value="51653" calcext:value-type="float">
            <text:p>51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4 10:25:43</text:p>
          </table:table-cell>
          <table:table-cell office:value-type="float" office:value="1475576743" calcext:value-type="float">
            <text:p>1475576743</text:p>
          </table:table-cell>
          <table:table-cell office:value-type="string" calcext:value-type="string">
            <text:p>105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75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50.0</text:p>
          </table:table-cell>
          <table:table-cell office:value-type="float" office:value="46592" calcext:value-type="float">
            <text:p>46592</text:p>
          </table:table-cell>
          <table:table-cell office:value-type="string" calcext:value-type="string">
            <text:p>grupo anômalo</text:p>
          </table:table-cell>
          <table:table-cell/>
        </table:table-row>
        <table:table-row table:style-name="ro1">
          <table:table-cell office:value-type="float" office:value="51679" calcext:value-type="float">
            <text:p>51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6 16:37:57</text:p>
          </table:table-cell>
          <table:table-cell office:value-type="float" office:value="1475771877" calcext:value-type="float">
            <text:p>1475771877</text:p>
          </table:table-cell>
          <table:table-cell office:value-type="string" calcext:value-type="string">
            <text:p>7524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14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7524.0</text:p>
          </table:table-cell>
          <table:table-cell office:value-type="float" office:value="46593" calcext:value-type="float">
            <text:p>46593</text:p>
          </table:table-cell>
          <table:table-cell table:number-columns-repeated="2"/>
        </table:table-row>
        <table:table-row table:style-name="ro1">
          <table:table-cell office:value-type="float" office:value="52121" calcext:value-type="float">
            <text:p>52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4 14:25:55</text:p>
          </table:table-cell>
          <table:table-cell office:value-type="float" office:value="1481725555" calcext:value-type="float">
            <text:p>1481725555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45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30.0</text:p>
          </table:table-cell>
          <table:table-cell office:value-type="float" office:value="46594" calcext:value-type="float">
            <text:p>46594</text:p>
          </table:table-cell>
          <table:table-cell office:value-type="string" calcext:value-type="string">
            <text:p>grupo anômalo</text:p>
          </table:table-cell>
          <table:table-cell/>
        </table:table-row>
        <table:table-row table:style-name="ro1">
          <table:table-cell office:value-type="float" office:value="67533" calcext:value-type="float">
            <text:p>67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01 13:09:09</text:p>
          </table:table-cell>
          <table:table-cell office:value-type="float" office:value="1478005749" calcext:value-type="float">
            <text:p>1478005749</text:p>
          </table:table-cell>
          <table:table-cell office:value-type="string" calcext:value-type="string">
            <text:p>472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indamicina 600mg,fosfato <text:s/>l: 16070478 q: <text:s text:c="3"/>1.0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90.0</text:p>
          </table:table-cell>
          <table:table-cell office:value-type="float" office:value="73219" calcext:value-type="float">
            <text:p>73219</text:p>
          </table:table-cell>
          <table:table-cell table:number-columns-repeated="2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4 09:33:44</text:p>
          </table:table-cell>
          <table:table-cell office:value-type="float" office:value="1468488824" calcext:value-type="float">
            <text:p>1468488824</text:p>
          </table:table-cell>
          <table:table-cell office:value-type="string" calcext:value-type="string">
            <text:p>195247.23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125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644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997.76</text:p>
          </table:table-cell>
          <table:table-cell office:value-type="float" office:value="46596" calcext:value-type="float">
            <text:p>46596</text:p>
          </table:table-cell>
          <table:table-cell table:number-columns-repeated="2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14 09:33:44</text:p>
          </table:table-cell>
          <table:table-cell office:value-type="float" office:value="1468488824" calcext:value-type="float">
            <text:p>1468488824</text:p>
          </table:table-cell>
          <table:table-cell office:value-type="string" calcext:value-type="string">
            <text:p>195247.23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25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923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63140.04</text:p>
          </table:table-cell>
          <table:table-cell office:value-type="float" office:value="46597" calcext:value-type="float">
            <text:p>46597</text:p>
          </table:table-cell>
          <table:table-cell table:number-columns-repeated="2"/>
        </table:table-row>
        <table:table-row table:style-name="ro1">
          <table:table-cell office:value-type="float" office:value="63468" calcext:value-type="float">
            <text:p>63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 10:30:14</text:p>
          </table:table-cell>
          <table:table-cell office:value-type="float" office:value="1474021814" calcext:value-type="float">
            <text:p>1474021814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28 q: <text:s text:c="2"/>50.000,0000 f: 28/02/16 v: 28/02/18 l: 1630485 q: <text:s text:c="2"/>50.000,0000 f: 31/03/16 v: 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22" calcext:value-type="float">
            <text:p>73222</text:p>
          </table:table-cell>
          <table:table-cell table:number-columns-repeated="2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14 09:33:44</text:p>
          </table:table-cell>
          <table:table-cell office:value-type="float" office:value="1468488824" calcext:value-type="float">
            <text:p>1468488824</text:p>
          </table:table-cell>
          <table:table-cell office:value-type="string" calcext:value-type="string">
            <text:p>195247.23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1,00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6027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7109.43</text:p>
          </table:table-cell>
          <table:table-cell office:value-type="float" office:value="46598" calcext:value-type="float">
            <text:p>46598</text:p>
          </table:table-cell>
          <table:table-cell table:number-columns-repeated="2"/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0 09:53:59</text:p>
          </table:table-cell>
          <table:table-cell office:value-type="float" office:value="1482227639" calcext:value-type="float">
            <text:p>1482227639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9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5940.0</text:p>
          </table:table-cell>
          <table:table-cell office:value-type="float" office:value="46600" calcext:value-type="float">
            <text:p>46600</text:p>
          </table:table-cell>
          <table:table-cell table:number-columns-repeated="2"/>
        </table:table-row>
        <table:table-row table:style-name="ro1">
          <table:table-cell office:value-type="float" office:value="51752" calcext:value-type="float">
            <text:p>51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4 16:27:42</text:p>
          </table:table-cell>
          <table:table-cell office:value-type="float" office:value="1476462462" calcext:value-type="float">
            <text:p>1476462462</text:p>
          </table:table-cell>
          <table:table-cell office:value-type="string" calcext:value-type="string">
            <text:p>140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400.0</text:p>
          </table:table-cell>
          <table:table-cell office:value-type="float" office:value="46599" calcext:value-type="float">
            <text:p>46599</text:p>
          </table:table-cell>
          <table:table-cell office:value-type="string" calcext:value-type="string">
            <text:p>grupo anômalo</text:p>
          </table:table-cell>
          <table:table-cell/>
        </table:table-row>
        <table:table-row table:style-name="ro1">
          <table:table-cell office:value-type="float" office:value="443023" calcext:value-type="float">
            <text:p>443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7:26:54</text:p>
          </table:table-cell>
          <table:table-cell office:value-type="float" office:value="1472491614" calcext:value-type="float">
            <text:p>1472491614</text:p>
          </table:table-cell>
          <table:table-cell office:value-type="string" calcext:value-type="string">
            <text:p>1722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4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722.0</text:p>
          </table:table-cell>
          <table:table-cell office:value-type="float" office:value="76298" calcext:value-type="float">
            <text:p>76298</text:p>
          </table:table-cell>
          <table:table-cell table:number-columns-repeated="2"/>
        </table:table-row>
        <table:table-row table:style-name="ro1">
          <table:table-cell office:value-type="float" office:value="386681" calcext:value-type="float">
            <text:p>386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4 00:00:00</text:p>
          </table:table-cell>
          <table:table-cell office:value-type="float" office:value="1456272000" calcext:value-type="float">
            <text:p>1456272000</text:p>
          </table:table-cell>
          <table:table-cell office:value-type="string" calcext:value-type="string">
            <text:p>18171.36</text:p>
          </table:table-cell>
          <table:table-cell office:value-type="string" calcext:value-type="string">
            <text:p>glaxosmithkline brasil ltda</text:p>
          </table:table-cell>
          <table:table-cell office:value-type="float" office:value="33247743003569" calcext:value-type="float">
            <text:p>33247743003569</text:p>
          </table:table-cell>
          <table:table-cell office:value-type="string" calcext:value-type="string">
            <text:p>curicica</text:p>
          </table:table-cell>
          <table:table-cell office:value-type="string" calcext:value-type="string">
            <text:p>rio de janeiro</text:p>
          </table:table-cell>
          <table:table-cell office:value-type="float" office:value="22780083" calcext:value-type="float">
            <text:p>22780083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volibris 5 mg x 30 table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76.71</text:p>
          </table:table-cell>
          <table:table-cell office:value-type="string" calcext:value-type="string">
            <text:p>37841.04</text:p>
          </table:table-cell>
          <table:table-cell office:value-type="float" office:value="46601" calcext:value-type="float">
            <text:p>46601</text:p>
          </table:table-cell>
          <table:table-cell table:number-columns-repeated="2"/>
        </table:table-row>
        <table:table-row table:style-name="ro1">
          <table:table-cell office:value-type="float" office:value="443025" calcext:value-type="float">
            <text:p>443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7:27:21</text:p>
          </table:table-cell>
          <table:table-cell office:value-type="float" office:value="1472491641" calcext:value-type="float">
            <text:p>1472491641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336.0</text:p>
          </table:table-cell>
          <table:table-cell office:value-type="float" office:value="76300" calcext:value-type="float">
            <text:p>76300</text:p>
          </table:table-cell>
          <table:table-cell table:number-columns-repeated="2"/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8 11:04:11</text:p>
          </table:table-cell>
          <table:table-cell office:value-type="float" office:value="1463569451" calcext:value-type="float">
            <text:p>1463569451</text:p>
          </table:table-cell>
          <table:table-cell office:value-type="string" calcext:value-type="string">
            <text:p>91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65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910.0</text:p>
          </table:table-cell>
          <table:table-cell office:value-type="float" office:value="46602" calcext:value-type="float">
            <text:p>46602</text:p>
          </table:table-cell>
          <table:table-cell office:value-type="string" calcext:value-type="string">
            <text:p>grupo anômalo</text:p>
          </table:table-cell>
          <table:table-cell/>
        </table:table-row>
        <table:table-row table:style-name="ro1">
          <table:table-cell office:value-type="float" office:value="51863" calcext:value-type="float">
            <text:p>51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5 09:12:07</text:p>
          </table:table-cell>
          <table:table-cell office:value-type="float" office:value="1477386727" calcext:value-type="float">
            <text:p>1477386727</text:p>
          </table:table-cell>
          <table:table-cell office:value-type="string" calcext:value-type="string">
            <text:p>175716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51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3366.0</text:p>
          </table:table-cell>
          <table:table-cell office:value-type="float" office:value="46606" calcext:value-type="float">
            <text:p>46606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25 09:55:45</text:p>
          </table:table-cell>
          <table:table-cell office:value-type="float" office:value="1464170145" calcext:value-type="float">
            <text:p>1464170145</text:p>
          </table:table-cell>
          <table:table-cell office:value-type="string" calcext:value-type="string">
            <text:p>10516.5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25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41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811.24</text:p>
          </table:table-cell>
          <table:table-cell office:value-type="float" office:value="46604" calcext:value-type="float">
            <text:p>46604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25 09:55:45</text:p>
          </table:table-cell>
          <table:table-cell office:value-type="float" office:value="1464170145" calcext:value-type="float">
            <text:p>1464170145</text:p>
          </table:table-cell>
          <table:table-cell office:value-type="string" calcext:value-type="string">
            <text:p>10516.5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1,00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342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7212.78</text:p>
          </table:table-cell>
          <table:table-cell office:value-type="float" office:value="46605" calcext:value-type="float">
            <text:p>4660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40354.72</text:p>
          </table:table-cell>
          <table:table-cell office:value-type="string" calcext:value-type="string">
            <text:p>alcione ferreira dantas</text:p>
          </table:table-cell>
          <table:table-cell office:value-type="float" office:value="1446726000115" calcext:value-type="float">
            <text:p>144672600011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parecida</text:p>
          </table:table-cell>
          <table:table-cell office:value-type="float" office:value="58823000" calcext:value-type="float">
            <text:p>58823000</text:p>
          </table:table-cell>
          <table:table-cell office:value-type="string" calcext:value-type="string">
            <text:p>-22.851552</text:p>
          </table:table-cell>
          <table:table-cell office:value-type="string" calcext:value-type="string">
            <text:p>-45.2340924</text:p>
          </table:table-cell>
          <table:table-cell office:value-type="string" calcext:value-type="string">
            <text:p>tropinal sol fr 1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3596.11</text:p>
          </table:table-cell>
          <table:table-cell office:value-type="float" office:value="40457" calcext:value-type="float">
            <text:p>40457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25 09:55:45</text:p>
          </table:table-cell>
          <table:table-cell office:value-type="float" office:value="1464170145" calcext:value-type="float">
            <text:p>1464170145</text:p>
          </table:table-cell>
          <table:table-cell office:value-type="string" calcext:value-type="string">
            <text:p>10516.5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125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62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92.48</text:p>
          </table:table-cell>
          <table:table-cell office:value-type="float" office:value="46603" calcext:value-type="float">
            <text:p>46603</text:p>
          </table:table-cell>
          <table:table-cell table:number-columns-repeated="2"/>
        </table:table-row>
        <table:table-row table:style-name="ro1">
          <table:table-cell office:value-type="float" office:value="66034" calcext:value-type="float">
            <text:p>66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14 18:11:07</text:p>
          </table:table-cell>
          <table:table-cell office:value-type="float" office:value="1476468667" calcext:value-type="float">
            <text:p>1476468667</text:p>
          </table:table-cell>
          <table:table-cell office:value-type="string" calcext:value-type="string">
            <text:p>7264.6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70469 q: <text:s text:c="5"/>750,0000 f: 07/07/16 v: 30/07/18 l: 16070481 q: <text:s text:c="3"/>7.2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6240.0</text:p>
          </table:table-cell>
          <table:table-cell office:value-type="float" office:value="73242" calcext:value-type="float">
            <text:p>7324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1-22 15:50:00</text:p>
          </table:table-cell>
          <table:table-cell office:value-type="float" office:value="1479829800" calcext:value-type="float">
            <text:p>147982980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5969" calcext:value-type="float">
            <text:p>55969</text:p>
          </table:table-cell>
          <table:table-cell table:number-columns-repeated="2"/>
        </table:table-row>
        <table:table-row table:style-name="ro1">
          <table:table-cell office:value-type="float" office:value="708118" calcext:value-type="float">
            <text:p>708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7 10:07:25</text:p>
          </table:table-cell>
          <table:table-cell office:value-type="float" office:value="1481969245" calcext:value-type="float">
            <text:p>1481969245</text:p>
          </table:table-cell>
          <table:table-cell office:value-type="string" calcext:value-type="string">
            <text:p>794.9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i23h val 08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179.48</text:p>
          </table:table-cell>
          <table:table-cell office:value-type="float" office:value="63812" calcext:value-type="float">
            <text:p>63812</text:p>
          </table:table-cell>
          <table:table-cell table:number-columns-repeated="2"/>
        </table:table-row>
        <table:table-row table:style-name="ro1">
          <table:table-cell office:value-type="float" office:value="60810" calcext:value-type="float">
            <text:p>60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12 09:19:56</text:p>
          </table:table-cell>
          <table:table-cell office:value-type="float" office:value="1470993596" calcext:value-type="float">
            <text:p>1470993596</text:p>
          </table:table-cell>
          <table:table-cell office:value-type="string" calcext:value-type="string">
            <text:p>3308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85/16 q: <text:s text:c="2"/>17.300,0000 f: 30/06/16 v: 31/05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73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32697.0</text:p>
          </table:table-cell>
          <table:table-cell office:value-type="float" office:value="73248" calcext:value-type="float">
            <text:p>73248</text:p>
          </table:table-cell>
          <table:table-cell table:number-columns-repeated="2"/>
        </table:table-row>
        <table:table-row table:style-name="ro1">
          <table:table-cell office:value-type="float" office:value="67539" calcext:value-type="float">
            <text:p>67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01 15:08:25</text:p>
          </table:table-cell>
          <table:table-cell office:value-type="float" office:value="1478012905" calcext:value-type="float">
            <text:p>1478012905</text:p>
          </table:table-cell>
          <table:table-cell office:value-type="string" calcext:value-type="string">
            <text:p>36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indamicina 600mg,fosfato <text:s/>l: 16070478 q: <text:s text:c="3"/>1.0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90.0</text:p>
          </table:table-cell>
          <table:table-cell office:value-type="float" office:value="73250" calcext:value-type="float">
            <text:p>73250</text:p>
          </table:table-cell>
          <table:table-cell table:number-columns-repeated="2"/>
        </table:table-row>
        <table:table-row table:style-name="ro1">
          <table:table-cell office:value-type="float" office:value="725489" calcext:value-type="float">
            <text:p>725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49:00</text:p>
          </table:table-cell>
          <table:table-cell office:value-type="float" office:value="1457538540" calcext:value-type="float">
            <text:p>145753854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72229" calcext:value-type="float">
            <text:p>7222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nimesulida 100mg c/12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.0</text:p>
          </table:table-cell>
          <table:table-cell office:value-type="float" office:value="65062" calcext:value-type="float">
            <text:p>6506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hidraplex soro oral c/4 envelop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.33</text:p>
          </table:table-cell>
          <table:table-cell office:value-type="float" office:value="65063" calcext:value-type="float">
            <text:p>65063</text:p>
          </table:table-cell>
          <table:table-cell table:number-columns-repeated="2"/>
        </table:table-row>
        <table:table-row table:style-name="ro1">
          <table:table-cell office:value-type="float" office:value="63162" calcext:value-type="float">
            <text:p>63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3 11:28:58</text:p>
          </table:table-cell>
          <table:table-cell office:value-type="float" office:value="1473766138" calcext:value-type="float">
            <text:p>1473766138</text:p>
          </table:table-cell>
          <table:table-cell office:value-type="string" calcext:value-type="string">
            <text:p>825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10196 q: <text:s text:c="3"/>1.500,0000 f: 31/01/16 v: 30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985.0</text:p>
          </table:table-cell>
          <table:table-cell office:value-type="float" office:value="73255" calcext:value-type="float">
            <text:p>7325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simeticona 75mg gts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6.42</text:p>
          </table:table-cell>
          <table:table-cell office:value-type="float" office:value="65065" calcext:value-type="float">
            <text:p>6506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mebendazol susp 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5.75</text:p>
          </table:table-cell>
          <table:table-cell office:value-type="float" office:value="65066" calcext:value-type="float">
            <text:p>6506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escitalopram 2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78.7</text:p>
          </table:table-cell>
          <table:table-cell office:value-type="string" calcext:value-type="string">
            <text:p>557.4</text:p>
          </table:table-cell>
          <table:table-cell office:value-type="float" office:value="65070" calcext:value-type="float">
            <text:p>65070</text:p>
          </table:table-cell>
          <table:table-cell table:number-columns-repeated="2"/>
        </table:table-row>
        <table:table-row table:style-name="ro1">
          <table:table-cell office:value-type="float" office:value="27542" calcext:value-type="float">
            <text:p>27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8 15:39:41</text:p>
          </table:table-cell>
          <table:table-cell office:value-type="float" office:value="1467128381" calcext:value-type="float">
            <text:p>1467128381</text:p>
          </table:table-cell>
          <table:table-cell office:value-type="string" calcext:value-type="string">
            <text:p>12025.13</text:p>
          </table:table-cell>
          <table:table-cell office:value-type="string" calcext:value-type="string">
            <text:p>biolab sanus farmaceutica ltda</text:p>
          </table:table-cell>
          <table:table-cell office:value-type="float" office:value="49475833001684" calcext:value-type="float">
            <text:p>49475833001684</text:p>
          </table:table-cell>
          <table:table-cell office:value-type="string" calcext:value-type="string">
            <text:p>dos pessegueiros</text:p>
          </table:table-cell>
          <table:table-cell office:value-type="string" calcext:value-type="string">
            <text:p>extrema</text:p>
          </table:table-cell>
          <table:table-cell office:value-type="float" office:value="37640000" calcext:value-type="float">
            <text:p>37640000</text:p>
          </table:table-cell>
          <table:table-cell office:value-type="string" calcext:value-type="string">
            <text:p>-22.8549109</text:p>
          </table:table-cell>
          <table:table-cell office:value-type="string" calcext:value-type="string">
            <text:p>-46.3190079</text:p>
          </table:table-cell>
          <table:table-cell office:value-type="string" calcext:value-type="string">
            <text:p>norestin 0,35mg com x 35 min <text:s text:c="2"/>saud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16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2025.13</text:p>
          </table:table-cell>
          <table:table-cell office:value-type="float" office:value="76335" calcext:value-type="float">
            <text:p>763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rtic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9.45</text:p>
          </table:table-cell>
          <table:table-cell office:value-type="float" office:value="65072" calcext:value-type="float">
            <text:p>6507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9" calcext:value-type="float">
            <text:p>62279</text:p>
          </table:table-cell>
          <table:table-cell table:number-columns-repeated="2"/>
        </table:table-row>
        <table:table-row table:style-name="ro1">
          <table:table-cell office:value-type="float" office:value="725490" calcext:value-type="float">
            <text:p>725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50:00</text:p>
          </table:table-cell>
          <table:table-cell office:value-type="float" office:value="1457538600" calcext:value-type="float">
            <text:p>1457538600</text:p>
          </table:table-cell>
          <table:table-cell office:value-type="string" calcext:value-type="string">
            <text:p>2665.04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+ actilyse 20mg po inj cx/1fa+dilx20m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666.26</text:p>
          </table:table-cell>
          <table:table-cell office:value-type="string" calcext:value-type="string">
            <text:p>2665.04</text:p>
          </table:table-cell>
          <table:table-cell office:value-type="float" office:value="72245" calcext:value-type="float">
            <text:p>72245</text:p>
          </table:table-cell>
          <table:table-cell table:number-columns-repeated="2"/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8 11:20:14</text:p>
          </table:table-cell>
          <table:table-cell office:value-type="float" office:value="1482924014" calcext:value-type="float">
            <text:p>1482924014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prestomedi distr de prod p/saude ltda</text:p>
          </table:table-cell>
          <table:table-cell office:value-type="float" office:value="10749915000158" calcext:value-type="float">
            <text:p>10749915000158</text:p>
          </table:table-cell>
          <table:table-cell office:value-type="string" calcext:value-type="string">
            <text:p>linho</text:p>
          </table:table-cell>
          <table:table-cell office:value-type="string" calcext:value-type="string">
            <text:p>erechim</text:p>
          </table:table-cell>
          <table:table-cell office:value-type="float" office:value="99700000" calcext:value-type="float">
            <text:p>99700000</text:p>
          </table:table-cell>
          <table:table-cell office:value-type="string" calcext:value-type="string">
            <text:p>-27.6350709</text:p>
          </table:table-cell>
          <table:table-cell office:value-type="string" calcext:value-type="string">
            <text:p>-52.2738654</text:p>
          </table:table-cell>
          <table:table-cell office:value-type="string" calcext:value-type="string">
            <text:p>acido tranexamico injetavel 50mg/ml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65.0</text:p>
          </table:table-cell>
          <table:table-cell office:value-type="float" office:value="76343" calcext:value-type="float">
            <text:p>7634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dipirona 500mg c/1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.0</text:p>
          </table:table-cell>
          <table:table-cell office:value-type="float" office:value="65079" calcext:value-type="float">
            <text:p>65079</text:p>
          </table:table-cell>
          <table:table-cell table:number-columns-repeated="2"/>
        </table:table-row>
        <table:table-row table:style-name="ro1">
          <table:table-cell office:value-type="float" office:value="335703" calcext:value-type="float">
            <text:p>335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6 16:01:22</text:p>
          </table:table-cell>
          <table:table-cell office:value-type="float" office:value="1456502482" calcext:value-type="float">
            <text:p>1456502482</text:p>
          </table:table-cell>
          <table:table-cell office:value-type="string" calcext:value-type="string">
            <text:p>440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oro glicosado 5% 250ml s.fechado <text:s/>l: 16010345 q: <text:s text:c="3"/>2.000,0000 f: 01/01/16 v: 31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400.0</text:p>
          </table:table-cell>
          <table:table-cell office:value-type="float" office:value="47678" calcext:value-type="float">
            <text:p>47678</text:p>
          </table:table-cell>
          <table:table-cell table:number-columns-repeated="2"/>
        </table:table-row>
        <table:table-row table:style-name="ro1">
          <table:table-cell office:value-type="float" office:value="59631" calcext:value-type="float">
            <text:p>59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6 09:03:40</text:p>
          </table:table-cell>
          <table:table-cell office:value-type="float" office:value="1469523820" calcext:value-type="float">
            <text:p>1469523820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81" calcext:value-type="float">
            <text:p>73281</text:p>
          </table:table-cell>
          <table:table-cell table:number-columns-repeated="2"/>
        </table:table-row>
        <table:table-row table:style-name="ro1">
          <table:table-cell office:value-type="float" office:value="63875" calcext:value-type="float">
            <text:p>6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9 12:32:56</text:p>
          </table:table-cell>
          <table:table-cell office:value-type="float" office:value="1474288376" calcext:value-type="float">
            <text:p>1474288376</text:p>
          </table:table-cell>
          <table:table-cell office:value-type="string" calcext:value-type="string">
            <text:p>192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530280 q: <text:s text:c="2"/>12.000,0000 f: 01/02/15 v: 28/0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920.0</text:p>
          </table:table-cell>
          <table:table-cell office:value-type="float" office:value="73282" calcext:value-type="float">
            <text:p>73282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0-05 06:39:39</text:p>
          </table:table-cell>
          <table:table-cell office:value-type="float" office:value="1475649579" calcext:value-type="float">
            <text:p>1475649579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onrisal c/2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64</text:p>
          </table:table-cell>
          <table:table-cell office:value-type="float" office:value="56390" calcext:value-type="float">
            <text:p>56390</text:p>
          </table:table-cell>
          <table:table-cell table:number-columns-repeated="2"/>
        </table:table-row>
        <table:table-row table:style-name="ro1">
          <table:table-cell office:value-type="float" office:value="362995" calcext:value-type="float">
            <text:p>3629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24 14:18:38</text:p>
          </table:table-cell>
          <table:table-cell office:value-type="float" office:value="1472048318" calcext:value-type="float">
            <text:p>1472048318</text:p>
          </table:table-cell>
          <table:table-cell office:value-type="string" calcext:value-type="string">
            <text:p>66948.48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40mg f-a <text:s/>l: 16070795 q: <text:s text:c="3"/>3.000,0000 f: 01/07/16 v: 30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5110.0</text:p>
          </table:table-cell>
          <table:table-cell office:value-type="float" office:value="47690" calcext:value-type="float">
            <text:p>47690</text:p>
          </table:table-cell>
          <table:table-cell table:number-columns-repeated="2"/>
        </table:table-row>
        <table:table-row table:style-name="ro1">
          <table:table-cell office:value-type="float" office:value="376319" calcext:value-type="float">
            <text:p>376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8 21:14:54</text:p>
          </table:table-cell>
          <table:table-cell office:value-type="float" office:value="1479503694" calcext:value-type="float">
            <text:p>1479503694</text:p>
          </table:table-cell>
          <table:table-cell office:value-type="string" calcext:value-type="string">
            <text:p>3225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midazolam 50mg (item generico) l: ap-096/16 q: <text:s text:c="3"/>1.500,0000 f: 30/06/16 v: 31/05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3225.0</text:p>
          </table:table-cell>
          <table:table-cell office:value-type="float" office:value="47694" calcext:value-type="float">
            <text:p>47694</text:p>
          </table:table-cell>
          <table:table-cell table:number-columns-repeated="2"/>
        </table:table-row>
        <table:table-row table:style-name="ro1">
          <table:table-cell office:value-type="float" office:value="52401" calcext:value-type="float">
            <text:p>52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0 16:30:26</text:p>
          </table:table-cell>
          <table:table-cell office:value-type="float" office:value="1482251426" calcext:value-type="float">
            <text:p>1482251426</text:p>
          </table:table-cell>
          <table:table-cell office:value-type="string" calcext:value-type="string">
            <text:p>11399.1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50.0</text:p>
          </table:table-cell>
          <table:table-cell office:value-type="float" office:value="71759" calcext:value-type="float">
            <text:p>71759</text:p>
          </table:table-cell>
          <table:table-cell table:number-columns-repeated="2"/>
        </table:table-row>
        <table:table-row table:style-name="ro1">
          <table:table-cell office:value-type="float" office:value="52315" calcext:value-type="float">
            <text:p>52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9 11:02:59</text:p>
          </table:table-cell>
          <table:table-cell office:value-type="float" office:value="1482145379" calcext:value-type="float">
            <text:p>1482145379</text:p>
          </table:table-cell>
          <table:table-cell office:value-type="string" calcext:value-type="string">
            <text:p>4751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532.87</text:p>
          </table:table-cell>
          <table:table-cell office:value-type="float" office:value="71761" calcext:value-type="float">
            <text:p>71761</text:p>
          </table:table-cell>
          <table:table-cell table:number-columns-repeated="2"/>
        </table:table-row>
        <table:table-row table:style-name="ro1">
          <table:table-cell office:value-type="float" office:value="57569" calcext:value-type="float">
            <text:p>57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6:56:34</text:p>
          </table:table-cell>
          <table:table-cell office:value-type="float" office:value="1466787394" calcext:value-type="float">
            <text:p>1466787394</text:p>
          </table:table-cell>
          <table:table-cell office:value-type="string" calcext:value-type="string">
            <text:p>21619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bonato de litio 300mg (item generico) l: 0174/16 q: <text:s/>166.300,0000 f: 01/03/16 v: 28/02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63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1619.0</text:p>
          </table:table-cell>
          <table:table-cell office:value-type="float" office:value="73298" calcext:value-type="float">
            <text:p>73298</text:p>
          </table:table-cell>
          <table:table-cell table:number-columns-repeated="2"/>
        </table:table-row>
        <table:table-row table:style-name="ro1">
          <table:table-cell office:value-type="float" office:value="52406" calcext:value-type="float">
            <text:p>52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20 16:42:34</text:p>
          </table:table-cell>
          <table:table-cell office:value-type="float" office:value="1482252154" calcext:value-type="float">
            <text:p>1482252154</text:p>
          </table:table-cell>
          <table:table-cell office:value-type="string" calcext:value-type="string">
            <text:p>31386.6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900.0</text:p>
          </table:table-cell>
          <table:table-cell office:value-type="float" office:value="71762" calcext:value-type="float">
            <text:p>71762</text:p>
          </table:table-cell>
          <table:table-cell table:number-columns-repeated="2"/>
        </table:table-row>
        <table:table-row table:style-name="ro1">
          <table:table-cell office:value-type="float" office:value="62418" calcext:value-type="float">
            <text:p>62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31 19:19:11</text:p>
          </table:table-cell>
          <table:table-cell office:value-type="float" office:value="1472671151" calcext:value-type="float">
            <text:p>1472671151</text:p>
          </table:table-cell>
          <table:table-cell office:value-type="string" calcext:value-type="string">
            <text:p>64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50642 q: <text:s text:c="2"/>11.000,0000 f: 3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0370.0</text:p>
          </table:table-cell>
          <table:table-cell office:value-type="float" office:value="73299" calcext:value-type="float">
            <text:p>7329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12 00:00:00</text:p>
          </table:table-cell>
          <table:table-cell office:value-type="float" office:value="1460419200" calcext:value-type="float">
            <text:p>1460419200</text:p>
          </table:table-cell>
          <table:table-cell office:value-type="string" calcext:value-type="string">
            <text:p>2138.79</text:p>
          </table:table-cell>
          <table:table-cell office:value-type="string" calcext:value-type="string">
            <text:p>edivania lopes dos santos - me</text:p>
          </table:table-cell>
          <table:table-cell office:value-type="float" office:value="1530452000148" calcext:value-type="float">
            <text:p>153045200014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rtico 1,5+1,2gpo sol or cx 30 sach 5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69.45</text:p>
          </table:table-cell>
          <table:table-cell office:value-type="string" calcext:value-type="string">
            <text:p>508.35</text:p>
          </table:table-cell>
          <table:table-cell office:value-type="float" office:value="65109" calcext:value-type="float">
            <text:p>65109</text:p>
          </table:table-cell>
          <table:table-cell table:number-columns-repeated="2"/>
        </table:table-row>
        <table:table-row table:style-name="ro1">
          <table:table-cell office:value-type="float" office:value="52743" calcext:value-type="float">
            <text:p>52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30 11:26:49</text:p>
          </table:table-cell>
          <table:table-cell office:value-type="float" office:value="1483097209" calcext:value-type="float">
            <text:p>1483097209</text:p>
          </table:table-cell>
          <table:table-cell office:value-type="string" calcext:value-type="string">
            <text:p>9315.4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3504.0</text:p>
          </table:table-cell>
          <table:table-cell office:value-type="float" office:value="71766" calcext:value-type="float">
            <text:p>7176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omeprazol 20mg c/56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497.6</text:p>
          </table:table-cell>
          <table:table-cell office:value-type="float" office:value="65111" calcext:value-type="float">
            <text:p>651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nimesulida 100mg c/12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90.0</text:p>
          </table:table-cell>
          <table:table-cell office:value-type="float" office:value="65112" calcext:value-type="float">
            <text:p>6511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12 00:00:00</text:p>
          </table:table-cell>
          <table:table-cell office:value-type="float" office:value="1460419200" calcext:value-type="float">
            <text:p>1460419200</text:p>
          </table:table-cell>
          <table:table-cell office:value-type="string" calcext:value-type="string">
            <text:p>2138.79</text:p>
          </table:table-cell>
          <table:table-cell office:value-type="string" calcext:value-type="string">
            <text:p>edivania lopes dos santos - me</text:p>
          </table:table-cell>
          <table:table-cell office:value-type="float" office:value="1530452000148" calcext:value-type="float">
            <text:p>153045200014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lumigan rc 0,01% fr 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05.12</text:p>
          </table:table-cell>
          <table:table-cell office:value-type="float" office:value="65108" calcext:value-type="float">
            <text:p>6510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12 00:00:00</text:p>
          </table:table-cell>
          <table:table-cell office:value-type="float" office:value="1460419200" calcext:value-type="float">
            <text:p>1460419200</text:p>
          </table:table-cell>
          <table:table-cell office:value-type="string" calcext:value-type="string">
            <text:p>2138.79</text:p>
          </table:table-cell>
          <table:table-cell office:value-type="string" calcext:value-type="string">
            <text:p>edivania lopes dos santos - me</text:p>
          </table:table-cell>
          <table:table-cell office:value-type="float" office:value="1530452000148" calcext:value-type="float">
            <text:p>153045200014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diosmin sdu cx 30 saches abacaxi 900mg/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0.48</text:p>
          </table:table-cell>
          <table:table-cell office:value-type="string" calcext:value-type="string">
            <text:p>240.96</text:p>
          </table:table-cell>
          <table:table-cell office:value-type="float" office:value="65107" calcext:value-type="float">
            <text:p>6510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mitriptilina 25 mg c/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22.5</text:p>
          </table:table-cell>
          <table:table-cell office:value-type="float" office:value="65118" calcext:value-type="float">
            <text:p>65118</text:p>
          </table:table-cell>
          <table:table-cell table:number-columns-repeated="2"/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4 19:31:33</text:p>
          </table:table-cell>
          <table:table-cell office:value-type="float" office:value="1468524693" calcext:value-type="float">
            <text:p>1468524693</text:p>
          </table:table-cell>
          <table:table-cell office:value-type="string" calcext:value-type="string">
            <text:p>40482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gua p/injecao 10ml cx c/200 amp- isofarma- fab.:iso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400.0</text:p>
          </table:table-cell>
          <table:table-cell office:value-type="float" office:value="71776" calcext:value-type="float">
            <text:p>717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haldol 5mg c/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34.04</text:p>
          </table:table-cell>
          <table:table-cell office:value-type="float" office:value="65121" calcext:value-type="float">
            <text:p>6512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lorazepan 2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219.96</text:p>
          </table:table-cell>
          <table:table-cell office:value-type="float" office:value="65122" calcext:value-type="float">
            <text:p>651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benzetacil 1.2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393.9</text:p>
          </table:table-cell>
          <table:table-cell office:value-type="float" office:value="72290" calcext:value-type="float">
            <text:p>7229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gardenal 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16.0</text:p>
          </table:table-cell>
          <table:table-cell office:value-type="float" office:value="72292" calcext:value-type="float">
            <text:p>72292</text:p>
          </table:table-cell>
          <table:table-cell table:number-columns-repeated="2"/>
        </table:table-row>
        <table:table-row table:style-name="ro1">
          <table:table-cell office:value-type="float" office:value="52574" calcext:value-type="float">
            <text:p>52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6 16:15:53</text:p>
          </table:table-cell>
          <table:table-cell office:value-type="float" office:value="1482768953" calcext:value-type="float">
            <text:p>1482768953</text:p>
          </table:table-cell>
          <table:table-cell office:value-type="string" calcext:value-type="string">
            <text:p>9353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89.81</text:p>
          </table:table-cell>
          <table:table-cell office:value-type="float" office:value="71780" calcext:value-type="float">
            <text:p>7178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lepicol 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2.79</text:p>
          </table:table-cell>
          <table:table-cell office:value-type="string" calcext:value-type="string">
            <text:p>265.58</text:p>
          </table:table-cell>
          <table:table-cell office:value-type="float" office:value="72294" calcext:value-type="float">
            <text:p>7229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1 07:37:00</text:p>
          </table:table-cell>
          <table:table-cell office:value-type="float" office:value="1455176220" calcext:value-type="float">
            <text:p>1455176220</text:p>
          </table:table-cell>
          <table:table-cell office:value-type="string" calcext:value-type="string">
            <text:p>7946.23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moxilina 50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3946.5</text:p>
          </table:table-cell>
          <table:table-cell office:value-type="float" office:value="65634" calcext:value-type="float">
            <text:p>6563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aristab 1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67.2</text:p>
          </table:table-cell>
          <table:table-cell office:value-type="string" calcext:value-type="string">
            <text:p>734.4</text:p>
          </table:table-cell>
          <table:table-cell office:value-type="float" office:value="72296" calcext:value-type="float">
            <text:p>72296</text:p>
          </table:table-cell>
          <table:table-cell table:number-columns-repeated="2"/>
        </table:table-row>
        <table:table-row table:style-name="ro1">
          <table:table-cell office:value-type="float" office:value="62097" calcext:value-type="float">
            <text:p>620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8-29 17:17:27</text:p>
          </table:table-cell>
          <table:table-cell office:value-type="float" office:value="1472491047" calcext:value-type="float">
            <text:p>1472491047</text:p>
          </table:table-cell>
          <table:table-cell office:value-type="string" calcext:value-type="string">
            <text:p>3787.2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3"/>7.172,0000 f: 31/05/16 v: 30/11/17 l: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524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380.96</text:p>
          </table:table-cell>
          <table:table-cell office:value-type="float" office:value="73320" calcext:value-type="float">
            <text:p>733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proferg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7.0</text:p>
          </table:table-cell>
          <table:table-cell office:value-type="float" office:value="72298" calcext:value-type="float">
            <text:p>72298</text:p>
          </table:table-cell>
          <table:table-cell table:number-columns-repeated="2"/>
        </table:table-row>
        <table:table-row table:style-name="ro1">
          <table:table-cell office:value-type="float" office:value="52574" calcext:value-type="float">
            <text:p>52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6 16:15:53</text:p>
          </table:table-cell>
          <table:table-cell office:value-type="float" office:value="1482768953" calcext:value-type="float">
            <text:p>1482768953</text:p>
          </table:table-cell>
          <table:table-cell office:value-type="string" calcext:value-type="string">
            <text:p>9353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mitriptilina 25mg cx 20cpr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.0</text:p>
          </table:table-cell>
          <table:table-cell office:value-type="float" office:value="71779" calcext:value-type="float">
            <text:p>71779</text:p>
          </table:table-cell>
          <table:table-cell table:number-columns-repeated="2"/>
        </table:table-row>
        <table:table-row table:style-name="ro1">
          <table:table-cell office:value-type="float" office:value="47958" calcext:value-type="float">
            <text:p>47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13 09:35:13</text:p>
          </table:table-cell>
          <table:table-cell office:value-type="float" office:value="1473759313" calcext:value-type="float">
            <text:p>1473759313</text:p>
          </table:table-cell>
          <table:table-cell office:value-type="string" calcext:value-type="string">
            <text:p>19965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3140.0</text:p>
          </table:table-cell>
          <table:table-cell office:value-type="float" office:value="71793" calcext:value-type="float">
            <text:p>71793</text:p>
          </table:table-cell>
          <table:table-cell table:number-columns-repeated="2"/>
        </table:table-row>
        <table:table-row table:style-name="ro1">
          <table:table-cell office:value-type="float" office:value="49291" calcext:value-type="float">
            <text:p>49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05 15:26:17</text:p>
          </table:table-cell>
          <table:table-cell office:value-type="float" office:value="1475681177" calcext:value-type="float">
            <text:p>1475681177</text:p>
          </table:table-cell>
          <table:table-cell office:value-type="string" calcext:value-type="string">
            <text:p>26555.5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50.0</text:p>
          </table:table-cell>
          <table:table-cell office:value-type="float" office:value="71795" calcext:value-type="float">
            <text:p>71795</text:p>
          </table:table-cell>
          <table:table-cell table:number-columns-repeated="2"/>
        </table:table-row>
        <table:table-row table:style-name="ro1">
          <table:table-cell office:value-type="float" office:value="50687" calcext:value-type="float">
            <text:p>50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0 13:44:53</text:p>
          </table:table-cell>
          <table:table-cell office:value-type="float" office:value="1478785493" calcext:value-type="float">
            <text:p>1478785493</text:p>
          </table:table-cell>
          <table:table-cell office:value-type="string" calcext:value-type="string">
            <text:p>438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4380.0</text:p>
          </table:table-cell>
          <table:table-cell office:value-type="float" office:value="71796" calcext:value-type="float">
            <text:p>71796</text:p>
          </table:table-cell>
          <table:table-cell table:number-columns-repeated="2"/>
        </table:table-row>
        <table:table-row table:style-name="ro1">
          <table:table-cell office:value-type="float" office:value="49454" calcext:value-type="float">
            <text:p>49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0 11:25:54</text:p>
          </table:table-cell>
          <table:table-cell office:value-type="float" office:value="1476098754" calcext:value-type="float">
            <text:p>1476098754</text:p>
          </table:table-cell>
          <table:table-cell office:value-type="string" calcext:value-type="string">
            <text:p>438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4380.0</text:p>
          </table:table-cell>
          <table:table-cell office:value-type="float" office:value="71799" calcext:value-type="float">
            <text:p>71799</text:p>
          </table:table-cell>
          <table:table-cell table:number-columns-repeated="2"/>
        </table:table-row>
        <table:table-row table:style-name="ro1">
          <table:table-cell office:value-type="float" office:value="56618" calcext:value-type="float">
            <text:p>56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4 12:23:31</text:p>
          </table:table-cell>
          <table:table-cell office:value-type="float" office:value="1465907011" calcext:value-type="float">
            <text:p>1465907011</text:p>
          </table:table-cell>
          <table:table-cell office:value-type="string" calcext:value-type="string">
            <text:p>4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3 q: <text:s text:c="3"/>9.200,0000 f: 01/02/16 v: 23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2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472.0</text:p>
          </table:table-cell>
          <table:table-cell office:value-type="float" office:value="73336" calcext:value-type="float">
            <text:p>73336</text:p>
          </table:table-cell>
          <table:table-cell table:number-columns-repeated="2"/>
        </table:table-row>
        <table:table-row table:style-name="ro1">
          <table:table-cell office:value-type="float" office:value="57970" calcext:value-type="float">
            <text:p>57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30 09:09:24</text:p>
          </table:table-cell>
          <table:table-cell office:value-type="float" office:value="1467277764" calcext:value-type="float">
            <text:p>1467277764</text:p>
          </table:table-cell>
          <table:table-cell office:value-type="string" calcext:value-type="string">
            <text:p>741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02 q: <text:s text:c="2"/>12.000,0000 f: 01/02/16 v: 28/02/18 l: 1630539 q: <text:s text:c="3"/>8.000,0000 f: 01/03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200.0</text:p>
          </table:table-cell>
          <table:table-cell office:value-type="float" office:value="73347" calcext:value-type="float">
            <text:p>73347</text:p>
          </table:table-cell>
          <table:table-cell table:number-columns-repeated="2"/>
        </table:table-row>
        <table:table-row table:style-name="ro1">
          <table:table-cell office:value-type="float" office:value="175536" calcext:value-type="float">
            <text:p>175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0.0</text:p>
          </table:table-cell>
          <table:table-cell office:value-type="float" office:value="56968" calcext:value-type="float">
            <text:p>56968</text:p>
          </table:table-cell>
          <table:table-cell table:number-columns-repeated="2"/>
        </table:table-row>
        <table:table-row table:style-name="ro1">
          <table:table-cell office:value-type="float" office:value="175540" calcext:value-type="float">
            <text:p>175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108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0880.0</text:p>
          </table:table-cell>
          <table:table-cell office:value-type="float" office:value="56974" calcext:value-type="float">
            <text:p>56974</text:p>
          </table:table-cell>
          <table:table-cell table:number-columns-repeated="2"/>
        </table:table-row>
        <table:table-row table:style-name="ro1">
          <table:table-cell office:value-type="float" office:value="45108" calcext:value-type="float">
            <text:p>45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09 00:00:00</text:p>
          </table:table-cell>
          <table:table-cell office:value-type="float" office:value="1457481600" calcext:value-type="float">
            <text:p>1457481600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25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5000.0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2500.0</text:p>
          </table:table-cell>
          <table:table-cell office:value-type="float" office:value="76440" calcext:value-type="float">
            <text:p>76440</text:p>
          </table:table-cell>
          <table:table-cell table:number-columns-repeated="2"/>
        </table:table-row>
        <table:table-row table:style-name="ro1">
          <table:table-cell office:value-type="float" office:value="59997" calcext:value-type="float">
            <text:p>59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5:16:56</text:p>
          </table:table-cell>
          <table:table-cell office:value-type="float" office:value="1469891816" calcext:value-type="float">
            <text:p>1469891816</text:p>
          </table:table-cell>
          <table:table-cell office:value-type="string" calcext:value-type="string">
            <text:p>2429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10196 q: <text:s text:c="3"/>3.860,0000 f: 31/01/16 v: 30/01/18 l: 15111075 q: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5960.0</text:p>
          </table:table-cell>
          <table:table-cell office:value-type="float" office:value="73371" calcext:value-type="float">
            <text:p>73371</text:p>
          </table:table-cell>
          <table:table-cell table:number-columns-repeated="2"/>
        </table:table-row>
        <table:table-row table:style-name="ro1">
          <table:table-cell office:value-type="float" office:value="59997" calcext:value-type="float">
            <text:p>59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30 15:16:56</text:p>
          </table:table-cell>
          <table:table-cell office:value-type="float" office:value="1469891816" calcext:value-type="float">
            <text:p>1469891816</text:p>
          </table:table-cell>
          <table:table-cell office:value-type="string" calcext:value-type="string">
            <text:p>2429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6 q: <text:s text:c="2"/>50.000,0000 f: 31/03/16 v: 31/03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00.0</text:p>
          </table:table-cell>
          <table:table-cell office:value-type="float" office:value="73372" calcext:value-type="float">
            <text:p>7337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62</text:p>
          </table:table-cell>
          <table:table-cell office:value-type="float" office:value="70813" calcext:value-type="float">
            <text:p>70813</text:p>
          </table:table-cell>
          <table:table-cell table:number-columns-repeated="2"/>
        </table:table-row>
        <table:table-row table:style-name="ro1">
          <table:table-cell office:value-type="float" office:value="52717" calcext:value-type="float">
            <text:p>52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4 01:00:00</text:p>
          </table:table-cell>
          <table:table-cell office:value-type="float" office:value="1481677200" calcext:value-type="float">
            <text:p>1481677200</text:p>
          </table:table-cell>
          <table:table-cell office:value-type="string" calcext:value-type="string">
            <text:p>4764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50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75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557.5</text:p>
          </table:table-cell>
          <table:table-cell office:value-type="float" office:value="76446" calcext:value-type="float">
            <text:p>76446</text:p>
          </table:table-cell>
          <table:table-cell table:number-columns-repeated="2"/>
        </table:table-row>
        <table:table-row table:style-name="ro1">
          <table:table-cell office:value-type="float" office:value="62058" calcext:value-type="float">
            <text:p>62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2:44:44</text:p>
          </table:table-cell>
          <table:table-cell office:value-type="float" office:value="1472474684" calcext:value-type="float">
            <text:p>1472474684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375" calcext:value-type="float">
            <text:p>7337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prazol 40mg c/2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7.0</text:p>
          </table:table-cell>
          <table:table-cell office:value-type="float" office:value="70815" calcext:value-type="float">
            <text:p>70815</text:p>
          </table:table-cell>
          <table:table-cell table:number-columns-repeated="2"/>
        </table:table-row>
        <table:table-row table:style-name="ro1">
          <table:table-cell office:value-type="float" office:value="175622" calcext:value-type="float">
            <text:p>175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9 00:00:00</text:p>
          </table:table-cell>
          <table:table-cell office:value-type="float" office:value="1459209600" calcext:value-type="float">
            <text:p>1459209600</text:p>
          </table:table-cell>
          <table:table-cell office:value-type="string" calcext:value-type="string">
            <text:p>4080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40800.0</text:p>
          </table:table-cell>
          <table:table-cell office:value-type="float" office:value="56993" calcext:value-type="float">
            <text:p>5699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6-06-22 13:23:32</text:p>
          </table:table-cell>
          <table:table-cell office:value-type="float" office:value="1466601812" calcext:value-type="float">
            <text:p>1466601812</text:p>
          </table:table-cell>
          <table:table-cell office:value-type="string" calcext:value-type="string">
            <text:p>20664.87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91.34</text:p>
          </table:table-cell>
          <table:table-cell office:value-type="string" calcext:value-type="string">
            <text:p>3548.04</text:p>
          </table:table-cell>
          <table:table-cell office:value-type="float" office:value="56479" calcext:value-type="float">
            <text:p>56479</text:p>
          </table:table-cell>
          <table:table-cell table:number-columns-repeated="2"/>
        </table:table-row>
        <table:table-row table:style-name="ro1">
          <table:table-cell office:value-type="float" office:value="198963" calcext:value-type="float">
            <text:p>198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1 00:00:00</text:p>
          </table:table-cell>
          <table:table-cell office:value-type="float" office:value="1482278400" calcext:value-type="float">
            <text:p>1482278400</text:p>
          </table:table-cell>
          <table:table-cell office:value-type="string" calcext:value-type="string">
            <text:p>15114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lamiv.+zidov.(150+300)mg comp.rev.(port 344c4/98) frf. c/ 6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374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51140.0</text:p>
          </table:table-cell>
          <table:table-cell office:value-type="float" office:value="56995" calcext:value-type="float">
            <text:p>56995</text:p>
          </table:table-cell>
          <table:table-cell table:number-columns-repeated="2"/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4790.94</text:p>
          </table:table-cell>
          <table:table-cell office:value-type="float" office:value="76451" calcext:value-type="float">
            <text:p>76451</text:p>
          </table:table-cell>
          <table:table-cell table:number-columns-repeated="2"/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58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3905.22</text:p>
          </table:table-cell>
          <table:table-cell office:value-type="float" office:value="76452" calcext:value-type="float">
            <text:p>7645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03 17:33:18</text:p>
          </table:table-cell>
          <table:table-cell office:value-type="float" office:value="1462296798" calcext:value-type="float">
            <text:p>1462296798</text:p>
          </table:table-cell>
          <table:table-cell office:value-type="string" calcext:value-type="string">
            <text:p>4634.0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62</text:p>
          </table:table-cell>
          <table:table-cell office:value-type="float" office:value="70822" calcext:value-type="float">
            <text:p>7082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5975" calcext:value-type="float">
            <text:p>559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5976" calcext:value-type="float">
            <text:p>55976</text:p>
          </table:table-cell>
          <table:table-cell table:number-columns-repeated="2"/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1-08 12:49:34</text:p>
          </table:table-cell>
          <table:table-cell office:value-type="float" office:value="1452257374" calcext:value-type="float">
            <text:p>1452257374</text:p>
          </table:table-cell>
          <table:table-cell office:value-type="string" calcext:value-type="string">
            <text:p>39889.9</text:p>
          </table:table-cell>
          <table:table-cell office:value-type="string" calcext:value-type="string">
            <text:p>medical farma produtos farmaceuticos ltda</text:p>
          </table:table-cell>
          <table:table-cell office:value-type="float" office:value="5343026000156" calcext:value-type="float">
            <text:p>5343026000156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nova iguacu</text:p>
          </table:table-cell>
          <table:table-cell office:value-type="float" office:value="26010040" calcext:value-type="float">
            <text:p>26010040</text:p>
          </table:table-cell>
          <table:table-cell office:value-type="string" calcext:value-type="string">
            <text:p>-22.7592175</text:p>
          </table:table-cell>
          <table:table-cell office:value-type="string" calcext:value-type="string">
            <text:p>-43.4508728</text:p>
          </table:table-cell>
          <table:table-cell office:value-type="string" calcext:value-type="string">
            <text:p>midazolam 5mg/ml 10ml [b1] - cx/100-cloridrato de midazolam-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725.0</text:p>
          </table:table-cell>
          <table:table-cell office:value-type="float" office:value="76456" calcext:value-type="float">
            <text:p>7645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1-22 15:50:00</text:p>
          </table:table-cell>
          <table:table-cell office:value-type="float" office:value="1479829800" calcext:value-type="float">
            <text:p>147982980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5970" calcext:value-type="float">
            <text:p>5597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609.5</text:p>
          </table:table-cell>
          <table:table-cell office:value-type="float" office:value="55979" calcext:value-type="float">
            <text:p>5597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300.58</text:p>
          </table:table-cell>
          <table:table-cell office:value-type="float" office:value="70832" calcext:value-type="float">
            <text:p>7083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aptopril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0.0</text:p>
          </table:table-cell>
          <table:table-cell office:value-type="float" office:value="65203" calcext:value-type="float">
            <text:p>6520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x 40mg c/2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0.91</text:p>
          </table:table-cell>
          <table:table-cell office:value-type="string" calcext:value-type="string">
            <text:p>361.82</text:p>
          </table:table-cell>
          <table:table-cell office:value-type="float" office:value="70835" calcext:value-type="float">
            <text:p>7083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eritin bc 4mg xpe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00.0</text:p>
          </table:table-cell>
          <table:table-cell office:value-type="float" office:value="70842" calcext:value-type="float">
            <text:p>7084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prazol 4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0.91</text:p>
          </table:table-cell>
          <table:table-cell office:value-type="string" calcext:value-type="string">
            <text:p>361.82</text:p>
          </table:table-cell>
          <table:table-cell office:value-type="float" office:value="70843" calcext:value-type="float">
            <text:p>7084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xpec xpe fr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380.0</text:p>
          </table:table-cell>
          <table:table-cell office:value-type="float" office:value="70844" calcext:value-type="float">
            <text:p>7084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3 11:01:45</text:p>
          </table:table-cell>
          <table:table-cell office:value-type="float" office:value="1481626905" calcext:value-type="float">
            <text:p>1481626905</text:p>
          </table:table-cell>
          <table:table-cell office:value-type="string" calcext:value-type="string">
            <text:p>3499.1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300.58</text:p>
          </table:table-cell>
          <table:table-cell office:value-type="float" office:value="70848" calcext:value-type="float">
            <text:p>7084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glibenclamida 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0.0</text:p>
          </table:table-cell>
          <table:table-cell office:value-type="float" office:value="65218" calcext:value-type="float">
            <text:p>6521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hidrocloratiazida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00.0</text:p>
          </table:table-cell>
          <table:table-cell office:value-type="float" office:value="65219" calcext:value-type="float">
            <text:p>6521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53" calcext:value-type="float">
            <text:p>7085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7 16:22:00</text:p>
          </table:table-cell>
          <table:table-cell office:value-type="float" office:value="1458231720" calcext:value-type="float">
            <text:p>1458231720</text:p>
          </table:table-cell>
          <table:table-cell office:value-type="string" calcext:value-type="string">
            <text:p>6263.8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520.0</text:p>
          </table:table-cell>
          <table:table-cell office:value-type="float" office:value="50887" calcext:value-type="float">
            <text:p>5088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30 09:00:08</text:p>
          </table:table-cell>
          <table:table-cell office:value-type="float" office:value="1459328408" calcext:value-type="float">
            <text:p>1459328408</text:p>
          </table:table-cell>
          <table:table-cell office:value-type="string" calcext:value-type="string">
            <text:p>2459.04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dipirona gts 10ml gnr e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float" office:value="56526" calcext:value-type="float">
            <text:p>5652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8 17:41:54</text:p>
          </table:table-cell>
          <table:table-cell office:value-type="float" office:value="1482946914" calcext:value-type="float">
            <text:p>1482946914</text:p>
          </table:table-cell>
          <table:table-cell office:value-type="string" calcext:value-type="string">
            <text:p>4189.86</text:p>
          </table:table-cell>
          <table:table-cell office:value-type="string" calcext:value-type="string">
            <text:p>j f pereir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" calcext:value-type="float">
            <text:p>58753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63" calcext:value-type="float">
            <text:p>7086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8.81</text:p>
          </table:table-cell>
          <table:table-cell office:value-type="float" office:value="70869" calcext:value-type="float">
            <text:p>7086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x 40mg c/2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8.12</text:p>
          </table:table-cell>
          <table:table-cell office:value-type="string" calcext:value-type="string">
            <text:p>712.48</text:p>
          </table:table-cell>
          <table:table-cell office:value-type="float" office:value="70871" calcext:value-type="float">
            <text:p>7087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76" calcext:value-type="float">
            <text:p>7087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621.72</text:p>
          </table:table-cell>
          <table:table-cell office:value-type="float" office:value="70881" calcext:value-type="float">
            <text:p>70881</text:p>
          </table:table-cell>
          <table:table-cell table:number-columns-repeated="2"/>
        </table:table-row>
        <table:table-row table:style-name="ro1">
          <table:table-cell office:value-type="float" office:value="54233" calcext:value-type="float">
            <text:p>54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0 14:21:46</text:p>
          </table:table-cell>
          <table:table-cell office:value-type="float" office:value="1462890106" calcext:value-type="float">
            <text:p>1462890106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diosmina 450mg, hesperidina 50mg <text:s/>l: b15k2016 q: <text:s text:c="2"/>49.700,0000 f: 01/10/15 v: 31/10/18 l: b15k0780 q: <text:s/>150.300,0000 f: 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0000.0</text:p>
          </table:table-cell>
          <table:table-cell office:value-type="float" office:value="62178" calcext:value-type="float">
            <text:p>6217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6035" calcext:value-type="float">
            <text:p>5603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6034" calcext:value-type="float">
            <text:p>5603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609.5</text:p>
          </table:table-cell>
          <table:table-cell office:value-type="float" office:value="56038" calcext:value-type="float">
            <text:p>5603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02 09:21:47</text:p>
          </table:table-cell>
          <table:table-cell office:value-type="float" office:value="1464859307" calcext:value-type="float">
            <text:p>1464859307</text:p>
          </table:table-cell>
          <table:table-cell office:value-type="string" calcext:value-type="string">
            <text:p>3329.66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87" calcext:value-type="float">
            <text:p>7088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8-08 17:15:56</text:p>
          </table:table-cell>
          <table:table-cell office:value-type="float" office:value="1470676556" calcext:value-type="float">
            <text:p>1470676556</text:p>
          </table:table-cell>
          <table:table-cell office:value-type="string" calcext:value-type="string">
            <text:p>7386.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450.87</text:p>
          </table:table-cell>
          <table:table-cell office:value-type="float" office:value="70897" calcext:value-type="float">
            <text:p>7089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62</text:p>
          </table:table-cell>
          <table:table-cell office:value-type="string" calcext:value-type="string">
            <text:p>301.24</text:p>
          </table:table-cell>
          <table:table-cell office:value-type="float" office:value="70907" calcext:value-type="float">
            <text:p>70907</text:p>
          </table:table-cell>
          <table:table-cell table:number-columns-repeated="2"/>
        </table:table-row>
        <table:table-row table:style-name="ro1">
          <table:table-cell office:value-type="float" office:value="47998" calcext:value-type="float">
            <text:p>47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7 07:39:47</text:p>
          </table:table-cell>
          <table:table-cell office:value-type="float" office:value="1453880387" calcext:value-type="float">
            <text:p>1453880387</text:p>
          </table:table-cell>
          <table:table-cell office:value-type="string" calcext:value-type="string">
            <text:p>945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midazolam 50mg <text:s/>l: ap-137/15 q: <text:s text:c="3"/>5.000,0000 f: 01/09/15 v: 31/08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9450.0</text:p>
          </table:table-cell>
          <table:table-cell office:value-type="float" office:value="62208" calcext:value-type="float">
            <text:p>62208</text:p>
          </table:table-cell>
          <table:table-cell table:number-columns-repeated="2"/>
        </table:table-row>
        <table:table-row table:style-name="ro1">
          <table:table-cell office:value-type="float" office:value="54401" calcext:value-type="float">
            <text:p>54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1 20:50:38</text:p>
          </table:table-cell>
          <table:table-cell office:value-type="float" office:value="1462999838" calcext:value-type="float">
            <text:p>1462999838</text:p>
          </table:table-cell>
          <table:table-cell office:value-type="string" calcext:value-type="string">
            <text:p>180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3 q: <text:s text:c="3"/>5.000,0000 f: 01/02/16 v: 28/02/18 l: 1630307 q: <text:s text:c="2"/>5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9600.0</text:p>
          </table:table-cell>
          <table:table-cell office:value-type="float" office:value="62209" calcext:value-type="float">
            <text:p>622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06 10:51:13</text:p>
          </table:table-cell>
          <table:table-cell office:value-type="float" office:value="1467802273" calcext:value-type="float">
            <text:p>1467802273</text:p>
          </table:table-cell>
          <table:table-cell office:value-type="string" calcext:value-type="string">
            <text:p>5411.2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300.58</text:p>
          </table:table-cell>
          <table:table-cell office:value-type="float" office:value="70915" calcext:value-type="float">
            <text:p>70915</text:p>
          </table:table-cell>
          <table:table-cell table:number-columns-repeated="2"/>
        </table:table-row>
        <table:table-row table:style-name="ro1">
          <table:table-cell office:value-type="float" office:value="1464366" calcext:value-type="float">
            <text:p>1464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31 19:37:11</text:p>
          </table:table-cell>
          <table:table-cell office:value-type="float" office:value="1459453031" calcext:value-type="float">
            <text:p>1459453031</text:p>
          </table:table-cell>
          <table:table-cell office:value-type="string" calcext:value-type="string">
            <text:p>35000.3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2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2.5</text:p>
          </table:table-cell>
          <table:table-cell office:value-type="string" calcext:value-type="string">
            <text:p>29250.0</text:p>
          </table:table-cell>
          <table:table-cell office:value-type="float" office:value="73995" calcext:value-type="float">
            <text:p>73995</text:p>
          </table:table-cell>
          <table:table-cell table:number-columns-repeated="2"/>
        </table:table-row>
        <table:table-row table:style-name="ro1">
          <table:table-cell office:value-type="float" office:value="47249" calcext:value-type="float">
            <text:p>47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4 07:01:17</text:p>
          </table:table-cell>
          <table:table-cell office:value-type="float" office:value="1452754877" calcext:value-type="float">
            <text:p>1452754877</text:p>
          </table:table-cell>
          <table:table-cell office:value-type="string" calcext:value-type="string">
            <text:p>472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midazolam 50mg <text:s/>l: ap-121/15 q: <text:s text:c="3"/>2.500,0000 f: 01/08/15 v: 31/07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4725.0</text:p>
          </table:table-cell>
          <table:table-cell office:value-type="float" office:value="62221" calcext:value-type="float">
            <text:p>62221</text:p>
          </table:table-cell>
          <table:table-cell table:number-columns-repeated="2"/>
        </table:table-row>
        <table:table-row table:style-name="ro1">
          <table:table-cell office:value-type="float" office:value="54824" calcext:value-type="float">
            <text:p>54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9 15:37:27</text:p>
          </table:table-cell>
          <table:table-cell office:value-type="float" office:value="1463672247" calcext:value-type="float">
            <text:p>1463672247</text:p>
          </table:table-cell>
          <table:table-cell office:value-type="string" calcext:value-type="string">
            <text:p>154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3 q: <text:s text:c="3"/>5.000,0000 f: 01/02/16 v: 28/02/18 l: 1630307 q: <text:s text:c="2"/>5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9600.0</text:p>
          </table:table-cell>
          <table:table-cell office:value-type="float" office:value="62223" calcext:value-type="float">
            <text:p>62223</text:p>
          </table:table-cell>
          <table:table-cell table:number-columns-repeated="2"/>
        </table:table-row>
        <table:table-row table:style-name="ro1">
          <table:table-cell office:value-type="float" office:value="111566" calcext:value-type="float">
            <text:p>1115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5 09:11:09</text:p>
          </table:table-cell>
          <table:table-cell office:value-type="float" office:value="1456391469" calcext:value-type="float">
            <text:p>1456391469</text:p>
          </table:table-cell>
          <table:table-cell office:value-type="string" calcext:value-type="string">
            <text:p>281026.83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fluconazol 150mg comprimido g <text:s/>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6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9300.0</text:p>
          </table:table-cell>
          <table:table-cell office:value-type="float" office:value="71964" calcext:value-type="float">
            <text:p>71964</text:p>
          </table:table-cell>
          <table:table-cell table:number-columns-repeated="2"/>
        </table:table-row>
        <table:table-row table:style-name="ro1">
          <table:table-cell office:value-type="float" office:value="111566" calcext:value-type="float">
            <text:p>111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25 09:11:09</text:p>
          </table:table-cell>
          <table:table-cell office:value-type="float" office:value="1456391469" calcext:value-type="float">
            <text:p>1456391469</text:p>
          </table:table-cell>
          <table:table-cell office:value-type="string" calcext:value-type="string">
            <text:p>281026.83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fluconazol 150mg comprimido g <text:s/>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00.0</text:p>
          </table:table-cell>
          <table:table-cell office:value-type="float" office:value="71965" calcext:value-type="float">
            <text:p>71965</text:p>
          </table:table-cell>
          <table:table-cell table:number-columns-repeated="2"/>
        </table:table-row>
        <table:table-row table:style-name="ro1">
          <table:table-cell office:value-type="float" office:value="54841" calcext:value-type="float">
            <text:p>54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9 16:21:19</text:p>
          </table:table-cell>
          <table:table-cell office:value-type="float" office:value="1463674879" calcext:value-type="float">
            <text:p>1463674879</text:p>
          </table:table-cell>
          <table:table-cell office:value-type="string" calcext:value-type="string">
            <text:p>154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3 q: <text:s text:c="3"/>5.000,0000 f: 01/02/16 v: 28/02/18 l: 1630307 q: <text:s text:c="2"/>5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9600.0</text:p>
          </table:table-cell>
          <table:table-cell office:value-type="float" office:value="62237" calcext:value-type="float">
            <text:p>62237</text:p>
          </table:table-cell>
          <table:table-cell table:number-columns-repeated="2"/>
        </table:table-row>
        <table:table-row table:style-name="ro1">
          <table:table-cell office:value-type="float" office:value="127237" calcext:value-type="float">
            <text:p>127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1 14:50:23</text:p>
          </table:table-cell>
          <table:table-cell office:value-type="float" office:value="1478875823" calcext:value-type="float">
            <text:p>1478875823</text:p>
          </table:table-cell>
          <table:table-cell office:value-type="string" calcext:value-type="string">
            <text:p>2028.0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alendronato de sodio 70mg comprimido <text:s/>delt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3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188.0</text:p>
          </table:table-cell>
          <table:table-cell office:value-type="float" office:value="71967" calcext:value-type="float">
            <text:p>71967</text:p>
          </table:table-cell>
          <table:table-cell table:number-columns-repeated="2"/>
        </table:table-row>
        <table:table-row table:style-name="ro1">
          <table:table-cell office:value-type="float" office:value="117826" calcext:value-type="float">
            <text:p>1178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6-16 10:20:56</text:p>
          </table:table-cell>
          <table:table-cell office:value-type="float" office:value="1466072456" calcext:value-type="float">
            <text:p>1466072456</text:p>
          </table:table-cell>
          <table:table-cell office:value-type="string" calcext:value-type="string">
            <text:p>173515.8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sinvastatina 40mg comprimido <text:s/>multi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8000.0</text:p>
          </table:table-cell>
          <table:table-cell office:value-type="float" office:value="71968" calcext:value-type="float">
            <text:p>71968</text:p>
          </table:table-cell>
          <table:table-cell table:number-columns-repeated="2"/>
        </table:table-row>
        <table:table-row table:style-name="ro1">
          <table:table-cell office:value-type="float" office:value="127948" calcext:value-type="float">
            <text:p>1279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1-28 11:42:05</text:p>
          </table:table-cell>
          <table:table-cell office:value-type="float" office:value="1480333325" calcext:value-type="float">
            <text:p>1480333325</text:p>
          </table:table-cell>
          <table:table-cell office:value-type="string" calcext:value-type="string">
            <text:p>250438.0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sinvastatina 40mg comprimido <text:s/>multi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800.0</text:p>
          </table:table-cell>
          <table:table-cell office:value-type="float" office:value="71970" calcext:value-type="float">
            <text:p>71970</text:p>
          </table:table-cell>
          <table:table-cell table:number-columns-repeated="2"/>
        </table:table-row>
        <table:table-row table:style-name="ro1">
          <table:table-cell office:value-type="float" office:value="111432" calcext:value-type="float">
            <text:p>111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22 16:37:55</text:p>
          </table:table-cell>
          <table:table-cell office:value-type="float" office:value="1456159075" calcext:value-type="float">
            <text:p>1456159075</text:p>
          </table:table-cell>
          <table:table-cell office:value-type="string" calcext:value-type="string">
            <text:p>192380.0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alendronato de sodio 70mg comprimido <text:s/>delt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37200.0</text:p>
          </table:table-cell>
          <table:table-cell office:value-type="float" office:value="71971" calcext:value-type="float">
            <text:p>7197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7 10:41:35</text:p>
          </table:table-cell>
          <table:table-cell office:value-type="float" office:value="1452163295" calcext:value-type="float">
            <text:p>1452163295</text:p>
          </table:table-cell>
          <table:table-cell office:value-type="string" calcext:value-type="string">
            <text:p>2995.07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saf lock 40mg inj 1x2-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5.09</text:p>
          </table:table-cell>
          <table:table-cell office:value-type="string" calcext:value-type="string">
            <text:p>3152.7</text:p>
          </table:table-cell>
          <table:table-cell office:value-type="float" office:value="56614" calcext:value-type="float">
            <text:p>5661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er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249.42</text:p>
          </table:table-cell>
          <table:table-cell office:value-type="float" office:value="62266" calcext:value-type="float">
            <text:p>62266</text:p>
          </table:table-cell>
          <table:table-cell table:number-columns-repeated="2"/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6 16:00:00</text:p>
          </table:table-cell>
          <table:table-cell office:value-type="float" office:value="1479312000" calcext:value-type="float">
            <text:p>1479312000</text:p>
          </table:table-cell>
          <table:table-cell office:value-type="string" calcext:value-type="string">
            <text:p>313785.9</text:p>
          </table:table-cell>
          <table:table-cell office:value-type="string" calcext:value-type="string">
            <text:p>d-hosp distribuidora hospitalar importacao e exportacao ltda</text:p>
          </table:table-cell>
          <table:table-cell office:value-type="float" office:value="8076127000872" calcext:value-type="float">
            <text:p>8076127000872</text:p>
          </table:table-cell>
          <table:table-cell office:value-type="string" calcext:value-type="string">
            <text:p>loteamento vila rosa</text:p>
          </table:table-cell>
          <table:table-cell office:value-type="string" calcext:value-type="string">
            <text:p>aparecida de goiania</text:p>
          </table:table-cell>
          <table:table-cell office:value-type="float" office:value="74935851" calcext:value-type="float">
            <text:p>74935851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revatio 20mg 90 cp principio ativo: sildenafila citrato marca: pfizer lote: 50483519a - 31/12/2017 pmc: 3.037,56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70.8</text:p>
          </table:table-cell>
          <table:table-cell office:value-type="string" calcext:value-type="string">
            <text:p>356574.89</text:p>
          </table:table-cell>
          <table:table-cell office:value-type="float" office:value="70971" calcext:value-type="float">
            <text:p>7097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7.19</text:p>
          </table:table-cell>
          <table:table-cell office:value-type="string" calcext:value-type="string">
            <text:p>154.38</text:p>
          </table:table-cell>
          <table:table-cell office:value-type="float" office:value="62267" calcext:value-type="float">
            <text:p>6226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62269" calcext:value-type="float">
            <text:p>62269</text:p>
          </table:table-cell>
          <table:table-cell table:number-columns-repeated="2"/>
        </table:table-row>
        <table:table-row table:style-name="ro1">
          <table:table-cell office:value-type="float" office:value="1465794" calcext:value-type="float">
            <text:p>1465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5 13:56:12</text:p>
          </table:table-cell>
          <table:table-cell office:value-type="float" office:value="1459864572" calcext:value-type="float">
            <text:p>1459864572</text:p>
          </table:table-cell>
          <table:table-cell office:value-type="string" calcext:value-type="string">
            <text:p>40952.9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antrolen iv 20mg po. liof. inj.- 12fa + 12dil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74.48</text:p>
          </table:table-cell>
          <table:table-cell office:value-type="float" office:value="74046" calcext:value-type="float">
            <text:p>7404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37.56</text:p>
          </table:table-cell>
          <table:table-cell office:value-type="float" office:value="62268" calcext:value-type="float">
            <text:p>6226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er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748.26</text:p>
          </table:table-cell>
          <table:table-cell office:value-type="float" office:value="62272" calcext:value-type="float">
            <text:p>6227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341.7</text:p>
          </table:table-cell>
          <table:table-cell office:value-type="float" office:value="62273" calcext:value-type="float">
            <text:p>6227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62274" calcext:value-type="float">
            <text:p>6227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7.19</text:p>
          </table:table-cell>
          <table:table-cell office:value-type="string" calcext:value-type="string">
            <text:p>154.38</text:p>
          </table:table-cell>
          <table:table-cell office:value-type="float" office:value="62275" calcext:value-type="float">
            <text:p>6227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62270" calcext:value-type="float">
            <text:p>6227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6" calcext:value-type="float">
            <text:p>622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arbolitium cr 45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89.74</text:p>
          </table:table-cell>
          <table:table-cell office:value-type="float" office:value="62278" calcext:value-type="float">
            <text:p>6227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7" calcext:value-type="float">
            <text:p>6227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oni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0.27</text:p>
          </table:table-cell>
          <table:table-cell office:value-type="string" calcext:value-type="string">
            <text:p>160.54</text:p>
          </table:table-cell>
          <table:table-cell office:value-type="float" office:value="62280" calcext:value-type="float">
            <text:p>6228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nocta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34.5</text:p>
          </table:table-cell>
          <table:table-cell office:value-type="float" office:value="62281" calcext:value-type="float">
            <text:p>6228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fluoxetina 2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float" office:value="62282" calcext:value-type="float">
            <text:p>62282</text:p>
          </table:table-cell>
          <table:table-cell table:number-columns-repeated="2"/>
        </table:table-row>
        <table:table-row table:style-name="ro1">
          <table:table-cell office:value-type="float" office:value="410406" calcext:value-type="float">
            <text:p>410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8 06:59:16</text:p>
          </table:table-cell>
          <table:table-cell office:value-type="float" office:value="1465369156" calcext:value-type="float">
            <text:p>1465369156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19" calcext:value-type="float">
            <text:p>6381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6 10:26:00</text:p>
          </table:table-cell>
          <table:table-cell office:value-type="float" office:value="1456482360" calcext:value-type="float">
            <text:p>1456482360</text:p>
          </table:table-cell>
          <table:table-cell office:value-type="string" calcext:value-type="string">
            <text:p>19143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tibolona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900.0</text:p>
          </table:table-cell>
          <table:table-cell office:value-type="float" office:value="62284" calcext:value-type="float">
            <text:p>6228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6 10:26:00</text:p>
          </table:table-cell>
          <table:table-cell office:value-type="float" office:value="1456482360" calcext:value-type="float">
            <text:p>1456482360</text:p>
          </table:table-cell>
          <table:table-cell office:value-type="string" calcext:value-type="string">
            <text:p>19143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prednisolona 20mg c/1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68.0</text:p>
          </table:table-cell>
          <table:table-cell office:value-type="float" office:value="62285" calcext:value-type="float">
            <text:p>6228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6 10:33:00</text:p>
          </table:table-cell>
          <table:table-cell office:value-type="float" office:value="1456482780" calcext:value-type="float">
            <text:p>1456482780</text:p>
          </table:table-cell>
          <table:table-cell office:value-type="string" calcext:value-type="string">
            <text:p>836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escina+dietalamina ge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11.99</text:p>
          </table:table-cell>
          <table:table-cell office:value-type="string" calcext:value-type="string">
            <text:p>1199.0</text:p>
          </table:table-cell>
          <table:table-cell office:value-type="float" office:value="62286" calcext:value-type="float">
            <text:p>6228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26 10:33:00</text:p>
          </table:table-cell>
          <table:table-cell office:value-type="float" office:value="1456482780" calcext:value-type="float">
            <text:p>1456482780</text:p>
          </table:table-cell>
          <table:table-cell office:value-type="string" calcext:value-type="string">
            <text:p>836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glimepirida 4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601.0</text:p>
          </table:table-cell>
          <table:table-cell office:value-type="float" office:value="62287" calcext:value-type="float">
            <text:p>6228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26 10:33:00</text:p>
          </table:table-cell>
          <table:table-cell office:value-type="float" office:value="1456482780" calcext:value-type="float">
            <text:p>1456482780</text:p>
          </table:table-cell>
          <table:table-cell office:value-type="string" calcext:value-type="string">
            <text:p>836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etoprofeno 100mgc/2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30.0</text:p>
          </table:table-cell>
          <table:table-cell office:value-type="float" office:value="62288" calcext:value-type="float">
            <text:p>62288</text:p>
          </table:table-cell>
          <table:table-cell table:number-columns-repeated="2"/>
        </table:table-row>
        <table:table-row table:style-name="ro1">
          <table:table-cell office:value-type="float" office:value="455532" calcext:value-type="float">
            <text:p>455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2 22:53:35</text:p>
          </table:table-cell>
          <table:table-cell office:value-type="float" office:value="1470178415" calcext:value-type="float">
            <text:p>1470178415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24" calcext:value-type="float">
            <text:p>6382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1-30 17:52:00</text:p>
          </table:table-cell>
          <table:table-cell office:value-type="float" office:value="1480528320" calcext:value-type="float">
            <text:p>1480528320</text:p>
          </table:table-cell>
          <table:table-cell office:value-type="string" calcext:value-type="string">
            <text:p>3067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tildopa 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060.0</text:p>
          </table:table-cell>
          <table:table-cell office:value-type="float" office:value="62291" calcext:value-type="float">
            <text:p>6229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nitazoxanida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400.0</text:p>
          </table:table-cell>
          <table:table-cell office:value-type="float" office:value="62292" calcext:value-type="float">
            <text:p>6229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nitazoxanid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4900.0</text:p>
          </table:table-cell>
          <table:table-cell office:value-type="float" office:value="62293" calcext:value-type="float">
            <text:p>622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letaciclodestrin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8.98</text:p>
          </table:table-cell>
          <table:table-cell office:value-type="string" calcext:value-type="string">
            <text:p>4898.0</text:p>
          </table:table-cell>
          <table:table-cell office:value-type="float" office:value="62294" calcext:value-type="float">
            <text:p>6229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isoxsuprin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200.0</text:p>
          </table:table-cell>
          <table:table-cell office:value-type="float" office:value="62295" calcext:value-type="float">
            <text:p>6229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od.de lis+cond.cicloben.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2901.0</text:p>
          </table:table-cell>
          <table:table-cell office:value-type="float" office:value="62296" calcext:value-type="float">
            <text:p>62296</text:p>
          </table:table-cell>
          <table:table-cell table:number-columns-repeated="2"/>
        </table:table-row>
        <table:table-row table:style-name="ro1">
          <table:table-cell office:value-type="float" office:value="482216" calcext:value-type="float">
            <text:p>482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04:22:51</text:p>
          </table:table-cell>
          <table:table-cell office:value-type="float" office:value="1472098971" calcext:value-type="float">
            <text:p>147209897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3" calcext:value-type="float">
            <text:p>638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7 15:55:00</text:p>
          </table:table-cell>
          <table:table-cell office:value-type="float" office:value="1482854100" calcext:value-type="float">
            <text:p>1482854100</text:p>
          </table:table-cell>
          <table:table-cell office:value-type="string" calcext:value-type="string">
            <text:p>1550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policresuleno+cinchoc supositori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46.87</text:p>
          </table:table-cell>
          <table:table-cell office:value-type="string" calcext:value-type="string">
            <text:p>4687.0</text:p>
          </table:table-cell>
          <table:table-cell office:value-type="float" office:value="62300" calcext:value-type="float">
            <text:p>623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ferromaltose mastigavel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3490.0</text:p>
          </table:table-cell>
          <table:table-cell office:value-type="float" office:value="62301" calcext:value-type="float">
            <text:p>623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glimepirida+met4/10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3898.0</text:p>
          </table:table-cell>
          <table:table-cell office:value-type="float" office:value="62302" calcext:value-type="float">
            <text:p>62302</text:p>
          </table:table-cell>
          <table:table-cell table:number-columns-repeated="2"/>
        </table:table-row>
        <table:table-row table:style-name="ro1">
          <table:table-cell office:value-type="float" office:value="571162" calcext:value-type="float">
            <text:p>57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7 23:43:01</text:p>
          </table:table-cell>
          <table:table-cell office:value-type="float" office:value="1479426181" calcext:value-type="float">
            <text:p>147942618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9" calcext:value-type="float">
            <text:p>6383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ramipril+hidrc. 5/25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1850.5</text:p>
          </table:table-cell>
          <table:table-cell office:value-type="float" office:value="62304" calcext:value-type="float">
            <text:p>623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butil+escp+dipiron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470.0</text:p>
          </table:table-cell>
          <table:table-cell office:value-type="float" office:value="62307" calcext:value-type="float">
            <text:p>6230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9 07:35:00</text:p>
          </table:table-cell>
          <table:table-cell office:value-type="float" office:value="1476862500" calcext:value-type="float">
            <text:p>1476862500</text:p>
          </table:table-cell>
          <table:table-cell office:value-type="string" calcext:value-type="string">
            <text:p>20891.6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ivalproato de sodio er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2871.0</text:p>
          </table:table-cell>
          <table:table-cell office:value-type="float" office:value="62313" calcext:value-type="float">
            <text:p>6231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19 07:35:00</text:p>
          </table:table-cell>
          <table:table-cell office:value-type="float" office:value="1476862500" calcext:value-type="float">
            <text:p>1476862500</text:p>
          </table:table-cell>
          <table:table-cell office:value-type="string" calcext:value-type="string">
            <text:p>20891.6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mantina 1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231.0</text:p>
          </table:table-cell>
          <table:table-cell office:value-type="float" office:value="62314" calcext:value-type="float">
            <text:p>62314</text:p>
          </table:table-cell>
          <table:table-cell table:number-columns-repeated="2"/>
        </table:table-row>
        <table:table-row table:style-name="ro1">
          <table:table-cell office:value-type="float" office:value="101879" calcext:value-type="float">
            <text:p>101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6:41:49</text:p>
          </table:table-cell>
          <table:table-cell office:value-type="float" office:value="1480956109" calcext:value-type="float">
            <text:p>1480956109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antibioticos do brasil ltda</text:p>
          </table:table-cell>
          <table:table-cell office:value-type="float" office:value="5439635000456" calcext:value-type="float">
            <text:p>5439635000456</text:p>
          </table:table-cell>
          <table:table-cell office:value-type="string" calcext:value-type="string">
            <text:p>itaipava</text:p>
          </table:table-cell>
          <table:table-cell office:value-type="string" calcext:value-type="string">
            <text:p>itajai</text:p>
          </table:table-cell>
          <table:table-cell office:value-type="float" office:value="88316000" calcext:value-type="float">
            <text:p>88316000</text:p>
          </table:table-cell>
          <table:table-cell office:value-type="string" calcext:value-type="string">
            <text:p>-26.9046787</text:p>
          </table:table-cell>
          <table:table-cell office:value-type="string" calcext:value-type="string">
            <text:p>-48.6552979</text:p>
          </table:table-cell>
          <table:table-cell office:value-type="string" calcext:value-type="string">
            <text:p>agua para injecao 10 ml (cx 25 ampolas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150.0</text:p>
          </table:table-cell>
          <table:table-cell office:value-type="float" office:value="76293" calcext:value-type="float">
            <text:p>7629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17 14:01:00</text:p>
          </table:table-cell>
          <table:table-cell office:value-type="float" office:value="1463493660" calcext:value-type="float">
            <text:p>1463493660</text:p>
          </table:table-cell>
          <table:table-cell office:value-type="string" calcext:value-type="string">
            <text:p>49954.35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saccharomyces bouladil adul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0950.0</text:p>
          </table:table-cell>
          <table:table-cell office:value-type="float" office:value="62316" calcext:value-type="float">
            <text:p>6231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01 10:20:00</text:p>
          </table:table-cell>
          <table:table-cell office:value-type="float" office:value="1472725200" calcext:value-type="float">
            <text:p>1472725200</text:p>
          </table:table-cell>
          <table:table-cell office:value-type="string" calcext:value-type="string">
            <text:p>14876.4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ivalproato de sodio 1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485.0</text:p>
          </table:table-cell>
          <table:table-cell office:value-type="float" office:value="62319" calcext:value-type="float">
            <text:p>62319</text:p>
          </table:table-cell>
          <table:table-cell table:number-columns-repeated="2"/>
        </table:table-row>
        <table:table-row table:style-name="ro1">
          <table:table-cell office:value-type="float" office:value="443067" calcext:value-type="float">
            <text:p>443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9 18:13:48</text:p>
          </table:table-cell>
          <table:table-cell office:value-type="float" office:value="1472494428" calcext:value-type="float">
            <text:p>147249442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2.0</text:p>
          </table:table-cell>
          <table:table-cell office:value-type="float" office:value="76294" calcext:value-type="float">
            <text:p>76294</text:p>
          </table:table-cell>
          <table:table-cell table:number-columns-repeated="2"/>
        </table:table-row>
        <table:table-row table:style-name="ro1">
          <table:table-cell office:value-type="float" office:value="1638001" calcext:value-type="float">
            <text:p>1638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3 11:21:03</text:p>
          </table:table-cell>
          <table:table-cell office:value-type="float" office:value="1482492063" calcext:value-type="float">
            <text:p>1482492063</text:p>
          </table:table-cell>
          <table:table-cell office:value-type="string" calcext:value-type="string">
            <text:p>12699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6.99</text:p>
          </table:table-cell>
          <table:table-cell office:value-type="string" calcext:value-type="string">
            <text:p>126990.0</text:p>
          </table:table-cell>
          <table:table-cell office:value-type="float" office:value="74098" calcext:value-type="float">
            <text:p>7409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tildopa 25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000.0</text:p>
          </table:table-cell>
          <table:table-cell office:value-type="float" office:value="62325" calcext:value-type="float">
            <text:p>623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tildopa 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060.0</text:p>
          </table:table-cell>
          <table:table-cell office:value-type="float" office:value="62326" calcext:value-type="float">
            <text:p>62326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1667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5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26225.0</text:p>
          </table:table-cell>
          <table:table-cell office:value-type="float" office:value="72074" calcext:value-type="float">
            <text:p>72074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0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000.0</text:p>
          </table:table-cell>
          <table:table-cell office:value-type="float" office:value="72075" calcext:value-type="float">
            <text:p>72075</text:p>
          </table:table-cell>
          <table:table-cell table:number-columns-repeated="2"/>
        </table:table-row>
        <table:table-row table:style-name="ro1">
          <table:table-cell office:value-type="float" office:value="1466452" calcext:value-type="float">
            <text:p>1466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17:18:13</text:p>
          </table:table-cell>
          <table:table-cell office:value-type="float" office:value="1459876693" calcext:value-type="float">
            <text:p>1459876693</text:p>
          </table:table-cell>
          <table:table-cell office:value-type="string" calcext:value-type="string">
            <text:p>1674.4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antrolen iv 20mg po. liof. inj.- 12fa + 12dil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74.48</text:p>
          </table:table-cell>
          <table:table-cell office:value-type="float" office:value="74126" calcext:value-type="float">
            <text:p>74126</text:p>
          </table:table-cell>
          <table:table-cell table:number-columns-repeated="2"/>
        </table:table-row>
        <table:table-row table:style-name="ro1">
          <table:table-cell office:value-type="float" office:value="247487" calcext:value-type="float">
            <text:p>247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9 13:10:10</text:p>
          </table:table-cell>
          <table:table-cell office:value-type="float" office:value="1483017010" calcext:value-type="float">
            <text:p>1483017010</text:p>
          </table:table-cell>
          <table:table-cell office:value-type="string" calcext:value-type="string">
            <text:p>1217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1477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42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21770.0</text:p>
          </table:table-cell>
          <table:table-cell office:value-type="float" office:value="72083" calcext:value-type="float">
            <text:p>72083</text:p>
          </table:table-cell>
          <table:table-cell table:number-columns-repeated="2"/>
        </table:table-row>
        <table:table-row table:style-name="ro1">
          <table:table-cell office:value-type="float" office:value="725475" calcext:value-type="float">
            <text:p>725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4:23:00</text:p>
          </table:table-cell>
          <table:table-cell office:value-type="float" office:value="1457533380" calcext:value-type="float">
            <text:p>14575333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72084" calcext:value-type="float">
            <text:p>72084</text:p>
          </table:table-cell>
          <table:table-cell table:number-columns-repeated="2"/>
        </table:table-row>
        <table:table-row table:style-name="ro1">
          <table:table-cell office:value-type="float" office:value="1630771" calcext:value-type="float">
            <text:p>1630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3 16:52:32</text:p>
          </table:table-cell>
          <table:table-cell office:value-type="float" office:value="1481647952" calcext:value-type="float">
            <text:p>1481647952</text:p>
          </table:table-cell>
          <table:table-cell office:value-type="string" calcext:value-type="string">
            <text:p>86111.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cabergolina 0,5mg com. 1fr. x 8 (bahia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33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86111.8</text:p>
          </table:table-cell>
          <table:table-cell office:value-type="float" office:value="74134" calcext:value-type="float">
            <text:p>74134</text:p>
          </table:table-cell>
          <table:table-cell table:number-columns-repeated="2"/>
        </table:table-row>
        <table:table-row table:style-name="ro1">
          <table:table-cell office:value-type="float" office:value="725476" calcext:value-type="float">
            <text:p>725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4:23:00</text:p>
          </table:table-cell>
          <table:table-cell office:value-type="float" office:value="1457533380" calcext:value-type="float">
            <text:p>1457533380</text:p>
          </table:table-cell>
          <table:table-cell office:value-type="string" calcext:value-type="string">
            <text:p>2665.04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actilyse 20mg po inj cx/1fa+dilx20ml+c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66.26</text:p>
          </table:table-cell>
          <table:table-cell office:value-type="string" calcext:value-type="string">
            <text:p>2665.04</text:p>
          </table:table-cell>
          <table:table-cell office:value-type="float" office:value="72106" calcext:value-type="float">
            <text:p>7210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2-23 09:34:26</text:p>
          </table:table-cell>
          <table:table-cell office:value-type="float" office:value="1456220066" calcext:value-type="float">
            <text:p>1456220066</text:p>
          </table:table-cell>
          <table:table-cell office:value-type="string" calcext:value-type="string">
            <text:p>7305.32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3115.86</text:p>
          </table:table-cell>
          <table:table-cell office:value-type="float" office:value="56236" calcext:value-type="float">
            <text:p>56236</text:p>
          </table:table-cell>
          <table:table-cell table:number-columns-repeated="2"/>
        </table:table-row>
        <table:table-row table:style-name="ro1">
          <table:table-cell office:value-type="float" office:value="723889" calcext:value-type="float">
            <text:p>723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08 18:34:05</text:p>
          </table:table-cell>
          <table:table-cell office:value-type="float" office:value="1452278045" calcext:value-type="float">
            <text:p>145227804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l: 15j09h q: <text:s text:c="7"/>8,0000 f: 01/10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</text:p>
          </table:table-cell>
          <table:table-cell office:value-type="float" office:value="73135" calcext:value-type="float">
            <text:p>73135</text:p>
          </table:table-cell>
          <table:table-cell table:number-columns-repeated="2"/>
        </table:table-row>
        <table:table-row table:style-name="ro1">
          <table:table-cell office:value-type="float" office:value="57533" calcext:value-type="float">
            <text:p>57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3:27:30</text:p>
          </table:table-cell>
          <table:table-cell office:value-type="float" office:value="1466774850" calcext:value-type="float">
            <text:p>1466774850</text:p>
          </table:table-cell>
          <table:table-cell office:value-type="string" calcext:value-type="string">
            <text:p>1371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41/16 q: <text:s text:c="3"/>7.000,0000 f: 01/03/16 v: 28/02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3230.0</text:p>
          </table:table-cell>
          <table:table-cell office:value-type="float" office:value="73139" calcext:value-type="float">
            <text:p>73139</text:p>
          </table:table-cell>
          <table:table-cell table:number-columns-repeated="2"/>
        </table:table-row>
        <table:table-row table:style-name="ro1">
          <table:table-cell office:value-type="float" office:value="57899" calcext:value-type="float">
            <text:p>57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9 18:18:21</text:p>
          </table:table-cell>
          <table:table-cell office:value-type="float" office:value="1467224301" calcext:value-type="float">
            <text:p>1467224301</text:p>
          </table:table-cell>
          <table:table-cell office:value-type="string" calcext:value-type="string">
            <text:p>221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03 q: <text:s text:c="2"/>50.800,0000 f: 01/02/16 v: 28/02/18 l: 1630306 q: <text:s text:c="2"/>2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152" calcext:value-type="float">
            <text:p>73152</text:p>
          </table:table-cell>
          <table:table-cell table:number-columns-repeated="2"/>
        </table:table-row>
        <table:table-row table:style-name="ro1">
          <table:table-cell office:value-type="float" office:value="363185" calcext:value-type="float">
            <text:p>363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13:41:50</text:p>
          </table:table-cell>
          <table:table-cell office:value-type="float" office:value="1472132510" calcext:value-type="float">
            <text:p>1472132510</text:p>
          </table:table-cell>
          <table:table-cell office:value-type="string" calcext:value-type="string">
            <text:p>7956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agua para injecao 1000ml s.fechado <text:s/>l: 16080043 q: <text:s text:c="3"/>1.950,0000 f: 01/08/16 v: 30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7956.0</text:p>
          </table:table-cell>
          <table:table-cell office:value-type="float" office:value="47614" calcext:value-type="float">
            <text:p>47614</text:p>
          </table:table-cell>
          <table:table-cell table:number-columns-repeated="2"/>
        </table:table-row>
        <table:table-row table:style-name="ro1">
          <table:table-cell office:value-type="float" office:value="60556" calcext:value-type="float">
            <text:p>60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8 16:29:31</text:p>
          </table:table-cell>
          <table:table-cell office:value-type="float" office:value="1470673771" calcext:value-type="float">
            <text:p>1470673771</text:p>
          </table:table-cell>
          <table:table-cell office:value-type="string" calcext:value-type="string">
            <text:p>5228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50585 q: <text:s text:c="3"/>5.000,0000 f: 01/05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9950.0</text:p>
          </table:table-cell>
          <table:table-cell office:value-type="float" office:value="73173" calcext:value-type="float">
            <text:p>7317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1" calcext:value-type="float">
            <text:p>62271</text:p>
          </table:table-cell>
          <table:table-cell table:number-columns-repeated="2"/>
        </table:table-row>
        <table:table-row table:style-name="ro1">
          <table:table-cell office:value-type="float" office:value="67511" calcext:value-type="float">
            <text:p>67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20:46:29</text:p>
          </table:table-cell>
          <table:table-cell office:value-type="float" office:value="1477946789" calcext:value-type="float">
            <text:p>1477946789</text:p>
          </table:table-cell>
          <table:table-cell office:value-type="string" calcext:value-type="string">
            <text:p>472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indamicina 600mg,fosfato <text:s/>l: 16070478 q: <text:s text:c="3"/>1.0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90.0</text:p>
          </table:table-cell>
          <table:table-cell office:value-type="float" office:value="73176" calcext:value-type="float">
            <text:p>73176</text:p>
          </table:table-cell>
          <table:table-cell table:number-columns-repeated="2"/>
        </table:table-row>
        <table:table-row table:style-name="ro1">
          <table:table-cell office:value-type="float" office:value="61637" calcext:value-type="float">
            <text:p>61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4 08:43:13</text:p>
          </table:table-cell>
          <table:table-cell office:value-type="float" office:value="1472028193" calcext:value-type="float">
            <text:p>1472028193</text:p>
          </table:table-cell>
          <table:table-cell office:value-type="string" calcext:value-type="string">
            <text:p>329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10196 q: <text:s text:c="3"/>3.000,0000 f: 31/01/16 v: 30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1970.0</text:p>
          </table:table-cell>
          <table:table-cell office:value-type="float" office:value="73184" calcext:value-type="float">
            <text:p>73184</text:p>
          </table:table-cell>
          <table:table-cell table:number-columns-repeated="2"/>
        </table:table-row>
        <table:table-row table:style-name="ro1">
          <table:table-cell office:value-type="float" office:value="343617" calcext:value-type="float">
            <text:p>343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5 15:42:53</text:p>
          </table:table-cell>
          <table:table-cell office:value-type="float" office:value="1461598973" calcext:value-type="float">
            <text:p>1461598973</text:p>
          </table:table-cell>
          <table:table-cell office:value-type="string" calcext:value-type="string">
            <text:p>568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oro glicofisiologico 500ml s.fechado <text:s/>l: 16020174 q: <text:s text:c="5"/>781,0000 f: 01/01/16 v: 28/02/18 l: 16020225 q: <text:s text:c="5"/>239,000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5680.0</text:p>
          </table:table-cell>
          <table:table-cell office:value-type="float" office:value="47594" calcext:value-type="float">
            <text:p>4759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10 17:59:00</text:p>
          </table:table-cell>
          <table:table-cell office:value-type="float" office:value="1455127140" calcext:value-type="float">
            <text:p>1455127140</text:p>
          </table:table-cell>
          <table:table-cell office:value-type="string" calcext:value-type="string">
            <text:p>7873.55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enalapril 1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4775.4</text:p>
          </table:table-cell>
          <table:table-cell office:value-type="float" office:value="65533" calcext:value-type="float">
            <text:p>6553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1:06:06</text:p>
          </table:table-cell>
          <table:table-cell office:value-type="float" office:value="1460027166" calcext:value-type="float">
            <text:p>1460027166</text:p>
          </table:table-cell>
          <table:table-cell office:value-type="string" calcext:value-type="string">
            <text:p>9788.15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25.63</text:p>
          </table:table-cell>
          <table:table-cell office:value-type="string" calcext:value-type="string">
            <text:p>3153.78</text:p>
          </table:table-cell>
          <table:table-cell office:value-type="float" office:value="56313" calcext:value-type="float">
            <text:p>56313</text:p>
          </table:table-cell>
          <table:table-cell table:number-columns-repeated="2"/>
        </table:table-row>
        <table:table-row table:style-name="ro1">
          <table:table-cell office:value-type="float" office:value="50557" calcext:value-type="float">
            <text:p>50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16 09:51:52</text:p>
          </table:table-cell>
          <table:table-cell office:value-type="float" office:value="1455616312" calcext:value-type="float">
            <text:p>1455616312</text:p>
          </table:table-cell>
          <table:table-cell office:value-type="string" calcext:value-type="string">
            <text:p>393327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237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5642.0</text:p>
          </table:table-cell>
          <table:table-cell office:value-type="float" office:value="46587" calcext:value-type="float">
            <text:p>46587</text:p>
          </table:table-cell>
          <table:table-cell table:number-columns-repeated="2"/>
        </table:table-row>
        <table:table-row table:style-name="ro1">
          <table:table-cell office:value-type="float" office:value="51059" calcext:value-type="float">
            <text:p>51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0 09:31:44</text:p>
          </table:table-cell>
          <table:table-cell office:value-type="float" office:value="1466415104" calcext:value-type="float">
            <text:p>1466415104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1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540.0</text:p>
          </table:table-cell>
          <table:table-cell office:value-type="float" office:value="46588" calcext:value-type="float">
            <text:p>46588</text:p>
          </table:table-cell>
          <table:table-cell table:number-columns-repeated="2"/>
        </table:table-row>
        <table:table-row table:style-name="ro1">
          <table:table-cell office:value-type="float" office:value="50649" calcext:value-type="float">
            <text:p>506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1 08:49:45</text:p>
          </table:table-cell>
          <table:table-cell office:value-type="float" office:value="1458550185" calcext:value-type="float">
            <text:p>1458550185</text:p>
          </table:table-cell>
          <table:table-cell office:value-type="string" calcext:value-type="string">
            <text:p>401994.6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mesilato de imatinibe 100mg 6 blx1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26527.2</text:p>
          </table:table-cell>
          <table:table-cell office:value-type="float" office:value="46589" calcext:value-type="float">
            <text:p>46589</text:p>
          </table:table-cell>
          <table:table-cell table:number-columns-repeated="2"/>
        </table:table-row>
        <table:table-row table:style-name="ro1">
          <table:table-cell office:value-type="float" office:value="50649" calcext:value-type="float">
            <text:p>50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21 08:49:45</text:p>
          </table:table-cell>
          <table:table-cell office:value-type="float" office:value="1458550185" calcext:value-type="float">
            <text:p>1458550185</text:p>
          </table:table-cell>
          <table:table-cell office:value-type="string" calcext:value-type="string">
            <text:p>401994.6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mesilato de imatinibe 400mg 3 blx1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63.21</text:p>
          </table:table-cell>
          <table:table-cell office:value-type="string" calcext:value-type="string">
            <text:p>375467.4</text:p>
          </table:table-cell>
          <table:table-cell office:value-type="float" office:value="46590" calcext:value-type="float">
            <text:p>46590</text:p>
          </table:table-cell>
          <table:table-cell table:number-columns-repeated="2"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8 11:14:15</text:p>
          </table:table-cell>
          <table:table-cell office:value-type="float" office:value="1467112455" calcext:value-type="float">
            <text:p>1467112455</text:p>
          </table:table-cell>
          <table:table-cell office:value-type="string" calcext:value-type="string">
            <text:p>2178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33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178.0</text:p>
          </table:table-cell>
          <table:table-cell office:value-type="float" office:value="46591" calcext:value-type="float">
            <text:p>465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7T19:15:03.611000000</dc:date>
    <meta:editing-duration>PT13M32S</meta:editing-duration>
    <meta:editing-cycles>1</meta:editing-cycles>
    <meta:document-statistic meta:table-count="1" meta:cell-count="4046" meta:object-count="0"/>
    <meta:generator>LibreOffice/7.5.1.2$Windows_X86_64 LibreOffice_project/fcbaee479e84c6cd81291587d2ee68cba099e129</meta:generator>
  </office:meta>
</office:document-meta>
</file>